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866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654in"/>
    </style:style>
    <style:style style:name="co5" style:family="table-column">
      <style:table-column-properties fo:break-before="auto" style:column-width="1.9409in"/>
    </style:style>
    <style:style style:name="co6" style:family="table-column">
      <style:table-column-properties fo:break-before="auto" style:column-width="3.1098in"/>
    </style:style>
    <style:style style:name="co7" style:family="table-column">
      <style:table-column-properties fo:break-before="auto" style:column-width="1.1902in"/>
    </style:style>
    <style:style style:name="co8" style:family="table-column">
      <style:table-column-properties fo:break-before="auto" style:column-width="1.0075in"/>
    </style:style>
    <style:style style:name="co9" style:family="table-column">
      <style:table-column-properties fo:break-before="auto" style:column-width="1.10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decision tree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Výchozí</text:p>
          </table:table-cell>
          <table:table-cell table:style-name="ce1"/>
          <table:table-cell table:style-name="ce3"/>
          <table:table-cell/>
          <table:table-cell table:style-name="ce1"/>
          <table:table-cell table:style-name="ce1" office:value-type="string" calcext:value-type="string">
            <text:p>flows/s</text:p>
          </table:table-cell>
        </table:table-row>
        <table:table-row table:style-name="ro2">
          <table:table-cell/>
          <table:table-cell table:style-name="ce1" office:value-type="string" calcext:value-type="string">
            <text:p>Proxy detektor</text:p>
          </table:table-cell>
          <table:table-cell table:style-name="ce3" office:value-type="string" calcext:value-type="string">
            <text:p>Residential proxy detek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170243.86" calcext:value-type="float">
            <text:p>170243.86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28354" calcext:value-type="float">
            <text:p>128354</text:p>
          </table:table-cell>
          <table:table-cell office:value-type="float" office:value="60290" calcext:value-type="float">
            <text:p>6029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169100.82" calcext:value-type="float">
            <text:p>169100.82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4572236" calcext:value-type="float">
            <text:p>4572236</text:p>
          </table:table-cell>
          <table:table-cell office:value-type="float" office:value="46268" calcext:value-type="float">
            <text:p>46268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office:value-type="float" office:value="170792.71" calcext:value-type="float">
            <text:p>170792.71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116776" calcext:value-type="float">
            <text:p>116776</text:p>
          </table:table-cell>
          <table:table-cell office:value-type="float" office:value="13866" calcext:value-type="float">
            <text:p>13866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office:value-type="float" office:value="169355.58" calcext:value-type="float">
            <text:p>169355.58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1655" calcext:value-type="float">
            <text:p>1655</text:p>
          </table:table-cell>
          <table:table-cell office:value-type="float" office:value="9586" calcext:value-type="float">
            <text:p>9586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office:value-type="float" office:value="170325.65" calcext:value-type="float">
            <text:p>170325.65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3]+[.B4])/([.B3]+[.B4]+[.B5]+[.B6])" office:value-type="float" office:value="0.975424261483816" calcext:value-type="float">
            <text:p>0.975424261483816</text:p>
          </table:table-cell>
          <table:table-cell table:formula="of:=([.C3]+[.C4])/([.C3]+[.C4]+[.C5]+[.C6])" office:value-type="float" office:value="0.819613875855703" calcext:value-type="float">
            <text:p>0.819613875855703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office:value-type="float" office:value="169467.66" calcext:value-type="float">
            <text:p>169467.66</text:p>
          </table:table-cell>
        </table:table-row>
        <table:table-row table:style-name="ro1">
          <table:table-cell office:value-type="string" calcext:value-type="string">
            <text:p>Přesnost pozitivních výsledků</text:p>
          </table:table-cell>
          <table:table-cell table:formula="of:=[.B3]/([.B3]+[.B5])" office:value-type="float" office:value="0.523616040468323" calcext:value-type="float">
            <text:p>0.523616040468323</text:p>
          </table:table-cell>
          <table:table-cell table:formula="of:=[.C3]/([.C3]+[.C5])" office:value-type="float" office:value="0.813015804520201" calcext:value-type="float">
            <text:p>0.813015804520201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office:value-type="float" office:value="168723.21" calcext:value-type="float">
            <text:p>168723.21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formula="of:=[.B3]/([.B3]+[.B6])" office:value-type="float" office:value="0.987270112069165" calcext:value-type="float">
            <text:p>0.987270112069165</text:p>
          </table:table-cell>
          <table:table-cell table:formula="of:=[.C3]/([.C3]+[.C6])" office:value-type="float" office:value="0.86281412788368" calcext:value-type="float">
            <text:p>0.86281412788368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office:value-type="float" office:value="169051.2" calcext:value-type="float">
            <text:p>169051.2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formula="of:=(2*[.B8]*[.B9])/([.B8]+[.B9])" office:value-type="float" office:value="0.684301019088924" calcext:value-type="float">
            <text:p>0.684301019088924</text:p>
          </table:table-cell>
          <table:table-cell table:formula="of:=(2*[.C8]*[.C9])/([.C8]+[.C9])" office:value-type="float" office:value="0.837175072206177" calcext:value-type="float">
            <text:p>0.837175072206177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office:value-type="float" office:value="168772.64" calcext:value-type="float">
            <text:p>168772.64</text:p>
          </table:table-cell>
        </table:table-row>
        <table:table-row table:style-name="ro1">
          <table:table-cell table:number-columns-repeated="4"/>
          <table:table-cell table:style-name="ce1" office:value-type="float" office:value="10" calcext:value-type="float">
            <text:p>10</text:p>
          </table:table-cell>
          <table:table-cell office:value-type="float" office:value="170376.02" calcext:value-type="float">
            <text:p>170376.02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Průměr</text:p>
          </table:table-cell>
          <table:table-cell table:formula="of:=AVERAGE([.F2:.F11])" office:value-type="float" office:value="169620.935" calcext:value-type="float">
            <text:p>169620.935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Odchylka</text:p>
          </table:table-cell>
          <table:table-cell table:formula="of:=SQRT(VAR([.F2:.F11]))" office:value-type="float" office:value="748.510184184403" calcext:value-type="float">
            <text:p>748.51018418440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MaxDepth: 5</text:p>
          </table:table-cell>
          <table:table-cell/>
          <table:table-cell table:style-name="ce2"/>
          <table:table-cell/>
          <table:table-cell table:style-name="ce1"/>
          <table:table-cell table:style-name="ce1" office:value-type="string" calcext:value-type="string">
            <text:p>flows/s</text:p>
          </table:table-cell>
        </table:table-row>
        <table:table-row table:style-name="ro2">
          <table:table-cell/>
          <table:table-cell table:style-name="ce1" office:value-type="string" calcext:value-type="string">
            <text:p>Proxy detektor</text:p>
          </table:table-cell>
          <table:table-cell table:style-name="ce3" office:value-type="string" calcext:value-type="string">
            <text:p>Residential proxy detek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182643.63" calcext:value-type="float">
            <text:p>182643.63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23162" calcext:value-type="float">
            <text:p>123162</text:p>
          </table:table-cell>
          <table:table-cell office:value-type="float" office:value="63788" calcext:value-type="float">
            <text:p>63788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172512.33" calcext:value-type="float">
            <text:p>172512.33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4615657" calcext:value-type="float">
            <text:p>4615657</text:p>
          </table:table-cell>
          <table:table-cell office:value-type="float" office:value="36875" calcext:value-type="float">
            <text:p>36875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office:value-type="float" office:value="181008.21" calcext:value-type="float">
            <text:p>181008.21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73355" calcext:value-type="float">
            <text:p>73355</text:p>
          </table:table-cell>
          <table:table-cell office:value-type="float" office:value="23259" calcext:value-type="float">
            <text:p>23259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office:value-type="float" office:value="180816.48" calcext:value-type="float">
            <text:p>180816.48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6847" calcext:value-type="float">
            <text:p>6847</text:p>
          </table:table-cell>
          <table:table-cell office:value-type="float" office:value="6088" calcext:value-type="float">
            <text:p>6088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office:value-type="float" office:value="182001.74" calcext:value-type="float">
            <text:p>182001.74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18]+[.B19])/([.B18]+[.B19]+[.B20]+[.B21])" office:value-type="float" office:value="0.983357200560031" calcext:value-type="float">
            <text:p>0.983357200560031</text:p>
          </table:table-cell>
          <table:table-cell table:formula="of:=([.C18]+[.C19])/([.C18]+[.C19]+[.C20]+[.C21])" office:value-type="float" office:value="0.77427120990693" calcext:value-type="float">
            <text:p>0.77427120990693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office:value-type="float" office:value="181335.8" calcext:value-type="float">
            <text:p>181335.8</text:p>
          </table:table-cell>
        </table:table-row>
        <table:table-row table:style-name="ro1">
          <table:table-cell office:value-type="string" calcext:value-type="string">
            <text:p>Přesnost pozitivních výsledků</text:p>
          </table:table-cell>
          <table:table-cell table:formula="of:=[.B18]/([.B18]+[.B20])" office:value-type="float" office:value="0.626724405522169" calcext:value-type="float">
            <text:p>0.626724405522169</text:p>
          </table:table-cell>
          <table:table-cell table:formula="of:=[.C18]/([.C18]+[.C20])" office:value-type="float" office:value="0.732799522097258" calcext:value-type="float">
            <text:p>0.732799522097258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office:value-type="float" office:value="184478.55" calcext:value-type="float">
            <text:p>184478.55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formula="of:=[.B18]/([.B18]+[.B21])" office:value-type="float" office:value="0.947334415309709" calcext:value-type="float">
            <text:p>0.947334415309709</text:p>
          </table:table-cell>
          <table:table-cell table:formula="of:=[.C18]/([.C18]+[.C21])" office:value-type="float" office:value="0.912874234358006" calcext:value-type="float">
            <text:p>0.912874234358006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office:value-type="float" office:value="185585.34" calcext:value-type="float">
            <text:p>185585.34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formula="of:=(2*[.B23]*[.B24])/([.B23]+[.B24])" office:value-type="float" office:value="0.754377905587916" calcext:value-type="float">
            <text:p>0.754377905587916</text:p>
          </table:table-cell>
          <table:table-cell table:formula="of:=(2*[.C23]*[.C24])/([.C23]+[.C24])" office:value-type="float" office:value="0.812984712247408" calcext:value-type="float">
            <text:p>0.812984712247408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office:value-type="float" office:value="182665.35" calcext:value-type="float">
            <text:p>182665.35</text:p>
          </table:table-cell>
        </table:table-row>
        <table:table-row table:style-name="ro1">
          <table:table-cell table:number-columns-repeated="4"/>
          <table:table-cell table:style-name="ce1" office:value-type="float" office:value="10" calcext:value-type="float">
            <text:p>10</text:p>
          </table:table-cell>
          <table:table-cell office:value-type="float" office:value="181200.35" calcext:value-type="float">
            <text:p>181200.35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Průměr</text:p>
          </table:table-cell>
          <table:table-cell table:formula="of:=AVERAGE([.F17:.F26])" office:value-type="float" office:value="181424.778" calcext:value-type="float">
            <text:p>181424.778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Odchylka</text:p>
          </table:table-cell>
          <table:table-cell table:formula="of:=SQRT(VAR([.F17:.F26]))" office:value-type="float" office:value="3496.45651637578" calcext:value-type="float">
            <text:p>3496.45651637578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MaxDepth: 10</text:p>
          </table:table-cell>
          <table:table-cell/>
          <table:table-cell table:style-name="ce2"/>
          <table:table-cell/>
          <table:table-cell table:style-name="ce1"/>
          <table:table-cell table:style-name="ce1" office:value-type="string" calcext:value-type="string">
            <text:p>flows/s</text:p>
          </table:table-cell>
        </table:table-row>
        <table:table-row table:style-name="ro2">
          <table:table-cell/>
          <table:table-cell table:style-name="ce1" office:value-type="string" calcext:value-type="string">
            <text:p>Proxy detektor</text:p>
          </table:table-cell>
          <table:table-cell table:style-name="ce3" office:value-type="string" calcext:value-type="string">
            <text:p>Residential proxy detekto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177563.35" calcext:value-type="float">
            <text:p>177563.35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26646" calcext:value-type="float">
            <text:p>126646</text:p>
          </table:table-cell>
          <table:table-cell office:value-type="float" office:value="60447" calcext:value-type="float">
            <text:p>6044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177228.79" calcext:value-type="float">
            <text:p>177228.79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4567151" calcext:value-type="float">
            <text:p>4567151</text:p>
          </table:table-cell>
          <table:table-cell office:value-type="float" office:value="43941" calcext:value-type="float">
            <text:p>4394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office:value-type="float" office:value="179192.57" calcext:value-type="float">
            <text:p>179192.57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121861" calcext:value-type="float">
            <text:p>121861</text:p>
          </table:table-cell>
          <table:table-cell office:value-type="float" office:value="16193" calcext:value-type="float">
            <text:p>16193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office:value-type="float" office:value="176658.18" calcext:value-type="float">
            <text:p>176658.18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3363" calcext:value-type="float">
            <text:p>3363</text:p>
          </table:table-cell>
          <table:table-cell office:value-type="float" office:value="9429" calcext:value-type="float">
            <text:p>9429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office:value-type="float" office:value="174782.4" calcext:value-type="float">
            <text:p>174782.4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33]+[.B34])/([.B33]+[.B34]+[.B35]+[.B36])" office:value-type="float" office:value="0.974014639072957" calcext:value-type="float">
            <text:p>0.974014639072957</text:p>
          </table:table-cell>
          <table:table-cell table:formula="of:=([.C33]+[.C34])/([.C33]+[.C34]+[.C35]+[.C36])" office:value-type="float" office:value="0.802922852088301" calcext:value-type="float">
            <text:p>0.80292285208830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office:value-type="float" office:value="175467.77" calcext:value-type="float">
            <text:p>175467.77</text:p>
          </table:table-cell>
        </table:table-row>
        <table:table-row table:style-name="ro1">
          <table:table-cell office:value-type="string" calcext:value-type="string">
            <text:p>Přesnost pozitivních výsledků</text:p>
          </table:table-cell>
          <table:table-cell table:formula="of:=[.B33]/([.B33]+[.B35])" office:value-type="float" office:value="0.509627495402544" calcext:value-type="float">
            <text:p>0.509627495402544</text:p>
          </table:table-cell>
          <table:table-cell table:formula="of:=[.C33]/([.C33]+[.C35])" office:value-type="float" office:value="0.788713465553236" calcext:value-type="float">
            <text:p>0.788713465553236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office:value-type="float" office:value="177707.13" calcext:value-type="float">
            <text:p>177707.13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formula="of:=[.B33]/([.B33]+[.B36])" office:value-type="float" office:value="0.974132560053535" calcext:value-type="float">
            <text:p>0.974132560053535</text:p>
          </table:table-cell>
          <table:table-cell table:formula="of:=[.C33]/([.C33]+[.C36])" office:value-type="float" office:value="0.865060965138245" calcext:value-type="float">
            <text:p>0.865060965138245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office:value-type="float" office:value="181385.75" calcext:value-type="float">
            <text:p>181385.75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formula="of:=(2*[.B38]*[.B39])/([.B38]+[.B39])" office:value-type="float" office:value="0.66917118430925" calcext:value-type="float">
            <text:p>0.66917118430925</text:p>
          </table:table-cell>
          <table:table-cell table:formula="of:=(2*[.C38]*[.C39])/([.C38]+[.C39])" office:value-type="float" office:value="0.825124901034699" calcext:value-type="float">
            <text:p>0.825124901034699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office:value-type="float" office:value="180011.4" calcext:value-type="float">
            <text:p>180011.4</text:p>
          </table:table-cell>
        </table:table-row>
        <table:table-row table:style-name="ro1">
          <table:table-cell table:number-columns-repeated="4"/>
          <table:table-cell table:style-name="ce1" office:value-type="float" office:value="10" calcext:value-type="float">
            <text:p>10</text:p>
          </table:table-cell>
          <table:table-cell office:value-type="float" office:value="177549.67" calcext:value-type="float">
            <text:p>177549.67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Průměr</text:p>
          </table:table-cell>
          <table:table-cell table:formula="of:=AVERAGE([.F32:.F41])" office:value-type="float" office:value="177754.701" calcext:value-type="float">
            <text:p>177754.701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Odchylka</text:p>
          </table:table-cell>
          <table:table-cell table:formula="of:=SQRT(VAR([.F32:.F41]))" office:value-type="float" office:value="1999.14308617718" calcext:value-type="float">
            <text:p>1999.14308617718</text:p>
          </table:table-cell>
        </table:table-row>
        <table:table-row table:style-name="ro1" table:number-rows-repeated="104853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daboost&lt;perceptron&gt;" table:style-name="ta1">
        <table:table-column table:style-name="co4" table:default-cell-style-name="ce1"/>
        <table:table-column table:style-name="co3" table:number-columns-repeated="3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Výchozí</text:p>
          </table:table-cell>
          <table:table-cell table:style-name="ce1"/>
          <table:table-cell table:style-name="ce3"/>
          <table:table-cell table:number-columns-repeated="2"/>
          <table:table-cell table:style-name="ce1" office:value-type="string" calcext:value-type="string">
            <text:p>flows/s</text:p>
          </table:table-cell>
        </table:table-row>
        <table:table-row table:style-name="ro2">
          <table:table-cell/>
          <table:table-cell table:style-name="ce1" office:value-type="string" calcext:value-type="string">
            <text:p>Proxy detektor</text:p>
          </table:table-cell>
          <table:table-cell table:style-name="ce3" office:value-type="string" calcext:value-type="string">
            <text:p>Residential proxy detek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943.76" calcext:value-type="float">
            <text:p>54943.76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3985.5" calcext:value-type="float">
            <text:p>53985.5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4688995" calcext:value-type="float">
            <text:p>4688995</text:p>
          </table:table-cell>
          <table:table-cell office:value-type="float" office:value="60133" calcext:value-type="float">
            <text:p>601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2974.1" calcext:value-type="float">
            <text:p>52974.1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3971.59" calcext:value-type="float">
            <text:p>53971.59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130007" calcext:value-type="float">
            <text:p>130007</text:p>
          </table:table-cell>
          <table:table-cell office:value-type="float" office:value="69876" calcext:value-type="float">
            <text:p>698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3395.1" calcext:value-type="float">
            <text:p>53395.1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3]+[.B4])/([.B3]+[.B4]+[.B5]+[.B6])" office:value-type="float" office:value="0.973018586140214" calcext:value-type="float">
            <text:p>0.973018586140214</text:p>
          </table:table-cell>
          <table:table-cell table:formula="of:=([.C4]+[.C4])/([.C4]+[.C4]+[.C5]+[.C6])" office:value-type="float" office:value="0.632502905707809" calcext:value-type="float">
            <text:p>0.63250290570780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2243.93" calcext:value-type="float">
            <text:p>52243.93</text:p>
          </table:table-cell>
        </table:table-row>
        <table:table-row table:style-name="ro1">
          <table:table-cell office:value-type="string" calcext:value-type="string">
            <text:p>Přesnost pozitivních výsledků</text:p>
          </table:table-cell>
          <table:table-cell table:formula="of:=[.B3]/([.B3]+[.B5])" office:value-type="float" office:value="0.105263157894737" calcext:value-type="float">
            <text:p>0.105263157894737</text:p>
          </table:table-cell>
          <table:table-cell table:formula="of:=[.C4]/([.C4]+[.C5])" office:value-type="float" office:value="0.999983370472611" calcext:value-type="float">
            <text:p>0.9999833704726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3051.54" calcext:value-type="float">
            <text:p>53051.54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formula="of:=[.B3]/([.B3]+[.B6])" office:value-type="float" office:value="0.0000153835503695898" calcext:value-type="float">
            <text:p>1.53835503695898E-05</text:p>
          </table:table-cell>
          <table:table-cell table:formula="of:=[.C4]/([.C4]+[.C6])" office:value-type="float" office:value="0.462529517187272" calcext:value-type="float">
            <text:p>0.46252951718727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2303.81" calcext:value-type="float">
            <text:p>52303.81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formula="of:=(2*[.B8]*[.B9])/([.B8]+[.B9])" office:value-type="float" office:value="0.0000307626049773895" calcext:value-type="float">
            <text:p>3.07626049773895E-05</text:p>
          </table:table-cell>
          <table:table-cell table:formula="of:=(2*[.C8]*[.C9])/([.C8]+[.C9])" office:value-type="float" office:value="0.632502905707809" calcext:value-type="float">
            <text:p>0.63250290570780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4058.32" calcext:value-type="float">
            <text:p>54058.32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55654.99" calcext:value-type="float">
            <text:p>55654.9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ůměr</text:p>
          </table:table-cell>
          <table:table-cell table:formula="of:=AVERAGE([.F2:.F11])" office:value-type="float" office:value="53658.264" calcext:value-type="float">
            <text:p>53658.26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dchylka</text:p>
          </table:table-cell>
          <table:table-cell table:formula="of:=SQRT(VAR([.F2:.F11]))" office:value-type="float" office:value="1092.65487353001" calcext:value-type="float">
            <text:p>1092.65487353001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MaxIterations: 200</text:p>
          </table:table-cell>
          <table:table-cell table:number-columns-repeated="4"/>
          <table:table-cell table:style-name="ce1" office:value-type="string" calcext:value-type="string">
            <text:p>flows/s</text:p>
          </table:table-cell>
        </table:table-row>
        <table:table-row table:style-name="ro2">
          <table:table-cell/>
          <table:table-cell table:style-name="ce1" office:value-type="string" calcext:value-type="string">
            <text:p>Proxy detektor</text:p>
          </table:table-cell>
          <table:table-cell table:style-name="ce3" office:value-type="string" calcext:value-type="string">
            <text:p>Residential proxy detek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668.74" calcext:value-type="float">
            <text:p>54668.74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066.56" calcext:value-type="float">
            <text:p>54066.56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4688995" calcext:value-type="float">
            <text:p>4688995</text:p>
          </table:table-cell>
          <table:table-cell office:value-type="float" office:value="60133" calcext:value-type="float">
            <text:p>601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3195.43" calcext:value-type="float">
            <text:p>53195.43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4329.77" calcext:value-type="float">
            <text:p>54329.77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130007" calcext:value-type="float">
            <text:p>130007</text:p>
          </table:table-cell>
          <table:table-cell office:value-type="float" office:value="69875" calcext:value-type="float">
            <text:p>698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412.76" calcext:value-type="float">
            <text:p>55412.76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18]+[.B19])/([.B18]+[.B19]+[.B20]+[.B21])" office:value-type="float" office:value="0.973018586140214" calcext:value-type="float">
            <text:p>0.973018586140214</text:p>
          </table:table-cell>
          <table:table-cell table:formula="of:=([.C19]+[.C19])/([.C19]+[.C19]+[.C20]+[.C21])" office:value-type="float" office:value="0.632506232184368" calcext:value-type="float">
            <text:p>0.63250623218436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4099.56" calcext:value-type="float">
            <text:p>54099.56</text:p>
          </table:table-cell>
        </table:table-row>
        <table:table-row table:style-name="ro1">
          <table:table-cell office:value-type="string" calcext:value-type="string">
            <text:p>Přesnost pozitivních výsledků</text:p>
          </table:table-cell>
          <table:table-cell table:formula="of:=[.B18]/([.B18]+[.B20])" office:value-type="float" office:value="0.105263157894737" calcext:value-type="float">
            <text:p>0.105263157894737</text:p>
          </table:table-cell>
          <table:table-cell table:formula="of:=[.C19]/([.C19]+[.C20])" office:value-type="float" office:value="0.999983370472611" calcext:value-type="float">
            <text:p>0.9999833704726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4357.97" calcext:value-type="float">
            <text:p>54357.97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formula="of:=[.B18]/([.B18]+[.B21])" office:value-type="float" office:value="0.0000153835503695898" calcext:value-type="float">
            <text:p>1.53835503695898E-05</text:p>
          </table:table-cell>
          <table:table-cell table:formula="of:=[.C19]/([.C19]+[.C21])" office:value-type="float" office:value="0.462533074887699" calcext:value-type="float">
            <text:p>0.46253307488769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3877.59" calcext:value-type="float">
            <text:p>53877.59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formula="of:=(2*[.B23]*[.B24])/([.B23]+[.B24])" office:value-type="float" office:value="0.0000307626049773895" calcext:value-type="float">
            <text:p>3.07626049773895E-05</text:p>
          </table:table-cell>
          <table:table-cell table:formula="of:=(2*[.C23]*[.C24])/([.C23]+[.C24])" office:value-type="float" office:value="0.632506232184368" calcext:value-type="float">
            <text:p>0.63250623218436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3339.49" calcext:value-type="float">
            <text:p>53339.49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55220.23" calcext:value-type="float">
            <text:p>55220.23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Průměr</text:p>
          </table:table-cell>
          <table:table-cell table:formula="of:=AVERAGE([.F17:.F26])" office:value-type="float" office:value="54256.81" calcext:value-type="float">
            <text:p>54256.81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Odchylka</text:p>
          </table:table-cell>
          <table:table-cell table:formula="of:=SQRT(VAR([.F17:.F26]))" office:value-type="float" office:value="716.65699615181" calcext:value-type="float">
            <text:p>716.65699615181</text:p>
          </table:table-cell>
        </table:table-row>
      </table:table>
      <table:table table:name="adaboost&lt;decision tree&gt;" table:style-name="ta1">
        <table:table-column table:style-name="co5" table:default-cell-style-name="ce1"/>
        <table:table-column table:style-name="co3" table:number-columns-repeated="3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Výchozí</text:p>
          </table:table-cell>
          <table:table-cell/>
          <table:table-cell table:style-name="ce2"/>
          <table:table-cell table:number-columns-repeated="2"/>
          <table:table-cell table:style-name="ce1" office:value-type="string" calcext:value-type="string">
            <text:p>flows/s</text:p>
          </table:table-cell>
        </table:table-row>
        <table:table-row table:style-name="ro2">
          <table:table-cell/>
          <table:table-cell table:style-name="ce1" office:value-type="string" calcext:value-type="string">
            <text:p>Proxy detektor</text:p>
          </table:table-cell>
          <table:table-cell table:style-name="ce3" office:value-type="string" calcext:value-type="string">
            <text:p>Residential proxy detek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267.71" calcext:value-type="float">
            <text:p>11267.71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28861" calcext:value-type="float">
            <text:p>128861</text:p>
          </table:table-cell>
          <table:table-cell office:value-type="float" office:value="60404" calcext:value-type="float">
            <text:p>604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488.42" calcext:value-type="float">
            <text:p>10488.42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4606571" calcext:value-type="float">
            <text:p>4606571</text:p>
          </table:table-cell>
          <table:table-cell office:value-type="float" office:value="46541" calcext:value-type="float">
            <text:p>465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650.86" calcext:value-type="float">
            <text:p>10650.86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82441" calcext:value-type="float">
            <text:p>82441</text:p>
          </table:table-cell>
          <table:table-cell office:value-type="float" office:value="13593" calcext:value-type="float">
            <text:p>135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562.89" calcext:value-type="float">
            <text:p>10562.89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1148" calcext:value-type="float">
            <text:p>1148</text:p>
          </table:table-cell>
          <table:table-cell office:value-type="float" office:value="9472" calcext:value-type="float">
            <text:p>947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724.39" calcext:value-type="float">
            <text:p>10724.39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3]+[.B4])/([.B3]+[.B4]+[.B5]+[.B6])" office:value-type="float" office:value="0.982654360709364" calcext:value-type="float">
            <text:p>0.982654360709364</text:p>
          </table:table-cell>
          <table:table-cell table:formula="of:=([.C3]+[.C4])/([.C3]+[.C4]+[.C5]+[.C6])" office:value-type="float" office:value="0.822590569956157" calcext:value-type="float">
            <text:p>0.82259056995615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989.83" calcext:value-type="float">
            <text:p>10989.83</text:p>
          </table:table-cell>
        </table:table-row>
        <table:table-row table:style-name="ro1">
          <table:table-cell office:value-type="string" calcext:value-type="string">
            <text:p>Přesnost pozitivních výsledků</text:p>
          </table:table-cell>
          <table:table-cell table:formula="of:=[.B3]/([.B3]+[.B5])" office:value-type="float" office:value="0.609842784261389" calcext:value-type="float">
            <text:p>0.609842784261389</text:p>
          </table:table-cell>
          <table:table-cell table:formula="of:=[.C3]/([.C3]+[.C5])" office:value-type="float" office:value="0.816303363649878" calcext:value-type="float">
            <text:p>0.81630336364987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931.91" calcext:value-type="float">
            <text:p>10931.91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formula="of:=[.B3]/([.B3]+[.B6])" office:value-type="float" office:value="0.991169842087855" calcext:value-type="float">
            <text:p>0.991169842087855</text:p>
          </table:table-cell>
          <table:table-cell table:formula="of:=[.C3]/([.C3]+[.C6])" office:value-type="float" office:value="0.86444558932967" calcext:value-type="float">
            <text:p>0.864445589329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039.95" calcext:value-type="float">
            <text:p>11039.95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formula="of:=(2*[.B8]*[.B9])/([.B8]+[.B9])" office:value-type="float" office:value="0.755094327460879" calcext:value-type="float">
            <text:p>0.755094327460879</text:p>
          </table:table-cell>
          <table:table-cell table:formula="of:=(2*[.C8]*[.C9])/([.C8]+[.C9])" office:value-type="float" office:value="0.839684999965247" calcext:value-type="float">
            <text:p>0.83968499996524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487.81" calcext:value-type="float">
            <text:p>11487.81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0524.08" calcext:value-type="float">
            <text:p>10524.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ůměr</text:p>
          </table:table-cell>
          <table:table-cell table:formula="of:=AVERAGE([.F2:.F11])" office:value-type="float" office:value="10866.785" calcext:value-type="float">
            <text:p>10866.78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dchylka</text:p>
          </table:table-cell>
          <table:table-cell table:formula="of:=SQRT(VAR([.F2:.F11]))" office:value-type="float" office:value="335.929765154365" calcext:value-type="float">
            <text:p>335.929765154365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MaxIterations: 200</text:p>
          </table:table-cell>
          <table:table-cell/>
          <table:table-cell table:style-name="ce2"/>
          <table:table-cell/>
          <table:table-cell table:style-name="Default"/>
          <table:table-cell/>
        </table:table-row>
        <table:table-row table:style-name="ro2">
          <table:table-cell/>
          <table:table-cell table:style-name="ce1" office:value-type="string" calcext:value-type="string">
            <text:p>Proxy detektor</text:p>
          </table:table-cell>
          <table:table-cell table:style-name="ce3" office:value-type="string" calcext:value-type="string">
            <text:p>Residential proxy detektor</text:p>
          </table:table-cell>
          <table:table-cell table:number-columns-repeated="2"/>
          <table:table-cell table:style-name="ce1" office:value-type="string" calcext:value-type="string">
            <text:p>flows/s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28874" calcext:value-type="float">
            <text:p>128874</text:p>
          </table:table-cell>
          <table:table-cell office:value-type="float" office:value="60430" calcext:value-type="float">
            <text:p>604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27.11" calcext:value-type="float">
            <text:p>3527.11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4607130" calcext:value-type="float">
            <text:p>4607130</text:p>
          </table:table-cell>
          <table:table-cell office:value-type="float" office:value="46539" calcext:value-type="float">
            <text:p>465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876.72" calcext:value-type="float">
            <text:p>3876.72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81882" calcext:value-type="float">
            <text:p>81882</text:p>
          </table:table-cell>
          <table:table-cell office:value-type="float" office:value="13595" calcext:value-type="float">
            <text:p>135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209.69" calcext:value-type="float">
            <text:p>4209.69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1135" calcext:value-type="float">
            <text:p>1135</text:p>
          </table:table-cell>
          <table:table-cell office:value-type="float" office:value="9446" calcext:value-type="float">
            <text:p>944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60.05" calcext:value-type="float">
            <text:p>4460.05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18]+[.B19])/([.B18]+[.B19]+[.B20]+[.B21])" office:value-type="float" office:value="0.982773057017183" calcext:value-type="float">
            <text:p>0.982773057017183</text:p>
          </table:table-cell>
          <table:table-cell table:formula="of:=([.C18]+[.C19])/([.C18]+[.C19]+[.C20]+[.C21])" office:value-type="float" office:value="0.822775171140681" calcext:value-type="float">
            <text:p>0.82277517114068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330.04" calcext:value-type="float">
            <text:p>4330.04</text:p>
          </table:table-cell>
        </table:table-row>
        <table:table-row table:style-name="ro1">
          <table:table-cell office:value-type="string" calcext:value-type="string">
            <text:p>Přesnost pozitivních výsledků</text:p>
          </table:table-cell>
          <table:table-cell table:formula="of:=[.B18]/([.B18]+[.B20])" office:value-type="float" office:value="0.611484370551728" calcext:value-type="float">
            <text:p>0.611484370551728</text:p>
          </table:table-cell>
          <table:table-cell table:formula="of:=[.C18]/([.C18]+[.C20])" office:value-type="float" office:value="0.816345829111787" calcext:value-type="float">
            <text:p>0.8163458291117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788.1" calcext:value-type="float">
            <text:p>4788.1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formula="of:=[.B18]/([.B18]+[.B21])" office:value-type="float" office:value="0.991269835165258" calcext:value-type="float">
            <text:p>0.991269835165258</text:p>
          </table:table-cell>
          <table:table-cell table:formula="of:=[.C18]/([.C18]+[.C21])" office:value-type="float" office:value="0.864817677027878" calcext:value-type="float">
            <text:p>0.86481767702787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187.7" calcext:value-type="float">
            <text:p>4187.7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formula="of:=(2*[.B23]*[.B24])/([.B23]+[.B24])" office:value-type="float" office:value="0.756380496823324" calcext:value-type="float">
            <text:p>0.756380496823324</text:p>
          </table:table-cell>
          <table:table-cell table:formula="of:=(2*[.C23]*[.C24])/([.C23]+[.C24])" office:value-type="float" office:value="0.839882975100938" calcext:value-type="float">
            <text:p>0.83988297510093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340.66" calcext:value-type="float">
            <text:p>4340.66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514.34" calcext:value-type="float">
            <text:p>4514.34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881.86" calcext:value-type="float">
            <text:p>4881.8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ůměr</text:p>
          </table:table-cell>
          <table:table-cell table:formula="of:=AVERAGE([.F18:.F27])" office:value-type="float" office:value="4311.627" calcext:value-type="float">
            <text:p>4311.62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dchylka</text:p>
          </table:table-cell>
          <table:table-cell table:formula="of:=SQRT(VAR([.F18:.F27]))" office:value-type="float" office:value="400.951115087613" calcext:value-type="float">
            <text:p>400.951115087613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Decision tree maxDepth: 5</text:p>
          </table:table-cell>
          <table:table-cell table:number-columns-repeated="4"/>
          <table:table-cell table:style-name="ce1" office:value-type="string" calcext:value-type="string">
            <text:p>flows/s</text:p>
          </table:table-cell>
        </table:table-row>
        <table:table-row table:style-name="ro2">
          <table:table-cell/>
          <table:table-cell table:style-name="ce1" office:value-type="string" calcext:value-type="string">
            <text:p>Proxy detektor</text:p>
          </table:table-cell>
          <table:table-cell table:style-name="ce3" office:value-type="string" calcext:value-type="string">
            <text:p>Residential proxy detek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9457.16" calcext:value-type="float">
            <text:p>89457.16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28156" calcext:value-type="float">
            <text:p>128156</text:p>
          </table:table-cell>
          <table:table-cell office:value-type="float" office:value="61590" calcext:value-type="float">
            <text:p>6159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982.86" calcext:value-type="float">
            <text:p>89982.86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4604148" calcext:value-type="float">
            <text:p>4604148</text:p>
          </table:table-cell>
          <table:table-cell office:value-type="float" office:value="42756" calcext:value-type="float">
            <text:p>427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7961.6" calcext:value-type="float">
            <text:p>87961.6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84864" calcext:value-type="float">
            <text:p>84864</text:p>
          </table:table-cell>
          <table:table-cell office:value-type="float" office:value="17378" calcext:value-type="float">
            <text:p>1737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9116.42" calcext:value-type="float">
            <text:p>89116.42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1853" calcext:value-type="float">
            <text:p>1853</text:p>
          </table:table-cell>
          <table:table-cell office:value-type="float" office:value="8286" calcext:value-type="float">
            <text:p>828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7041.32" calcext:value-type="float">
            <text:p>87041.32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33]+[.B34])/([.B33]+[.B34]+[.B35]+[.B36])" office:value-type="float" office:value="0.98200526621486" calcext:value-type="float">
            <text:p>0.98200526621486</text:p>
          </table:table-cell>
          <table:table-cell table:formula="of:=([.C33]+[.C34])/([.C33]+[.C34]+[.C35]+[.C36])" office:value-type="float" office:value="0.802599800015383" calcext:value-type="float">
            <text:p>0.80259980001538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8995.96" calcext:value-type="float">
            <text:p>88995.96</text:p>
          </table:table-cell>
        </table:table-row>
        <table:table-row table:style-name="ro1">
          <table:table-cell office:value-type="string" calcext:value-type="string">
            <text:p>Přesnost pozitivních výsledků</text:p>
          </table:table-cell>
          <table:table-cell table:formula="of:=[.B33]/([.B33]+[.B35])" office:value-type="float" office:value="0.601614871843019" calcext:value-type="float">
            <text:p>0.601614871843019</text:p>
          </table:table-cell>
          <table:table-cell table:formula="of:=[.C33]/([.C33]+[.C35])" office:value-type="float" office:value="0.779936176679161" calcext:value-type="float">
            <text:p>0.77993617667916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0376.33" calcext:value-type="float">
            <text:p>90376.33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formula="of:=[.B33]/([.B33]+[.B36])" office:value-type="float" office:value="0.985747140582575" calcext:value-type="float">
            <text:p>0.985747140582575</text:p>
          </table:table-cell>
          <table:table-cell table:formula="of:=[.C33]/([.C33]+[.C36])" office:value-type="float" office:value="0.881418512794092" calcext:value-type="float">
            <text:p>0.88141851279409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9617.19" calcext:value-type="float">
            <text:p>89617.19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formula="of:=(2*[.B38]*[.B39])/([.B38]+[.B39])" office:value-type="float" office:value="0.747202131598203" calcext:value-type="float">
            <text:p>0.747202131598203</text:p>
          </table:table-cell>
          <table:table-cell table:formula="of:=(2*[.C38]*[.C39])/([.C38]+[.C39])" office:value-type="float" office:value="0.827577866759829" calcext:value-type="float">
            <text:p>0.82757786675982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0039.11" calcext:value-type="float">
            <text:p>90039.11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88534.39" calcext:value-type="float">
            <text:p>88534.3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ůměr</text:p>
          </table:table-cell>
          <table:table-cell table:formula="of:=AVERAGE([.F32:.F41])" office:value-type="float" office:value="89112.234" calcext:value-type="float">
            <text:p>89112.23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dchylka</text:p>
          </table:table-cell>
          <table:table-cell table:formula="of:=SQRT(VAR([.F32:.F41]))" office:value-type="float" office:value="1030.05211341951" calcext:value-type="float">
            <text:p>1030.05211341951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Decision tree maxDepth: 10</text:p>
          </table:table-cell>
          <table:table-cell table:number-columns-repeated="4"/>
          <table:table-cell table:style-name="ce1" office:value-type="string" calcext:value-type="string">
            <text:p>flows/s</text:p>
          </table:table-cell>
        </table:table-row>
        <table:table-row table:style-name="ro2">
          <table:table-cell/>
          <table:table-cell table:style-name="ce1" office:value-type="string" calcext:value-type="string">
            <text:p>Proxy detektor</text:p>
          </table:table-cell>
          <table:table-cell table:style-name="ce3" office:value-type="string" calcext:value-type="string">
            <text:p>Residential proxy detek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763.94" calcext:value-type="float">
            <text:p>42763.94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28806" calcext:value-type="float">
            <text:p>128806</text:p>
          </table:table-cell>
          <table:table-cell office:value-type="float" office:value="60468" calcext:value-type="float">
            <text:p>604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2620.39" calcext:value-type="float">
            <text:p>42620.39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4601941" calcext:value-type="float">
            <text:p>4601941</text:p>
          </table:table-cell>
          <table:table-cell office:value-type="float" office:value="46118" calcext:value-type="float">
            <text:p>461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2229.11" calcext:value-type="float">
            <text:p>42229.11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87074" calcext:value-type="float">
            <text:p>87074</text:p>
          </table:table-cell>
          <table:table-cell office:value-type="float" office:value="14016" calcext:value-type="float">
            <text:p>140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334.9" calcext:value-type="float">
            <text:p>44334.9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1203" calcext:value-type="float">
            <text:p>1203</text:p>
          </table:table-cell>
          <table:table-cell office:value-type="float" office:value="9408" calcext:value-type="float">
            <text:p>94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2631.04" calcext:value-type="float">
            <text:p>42631.04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48]+[.B49])/([.B48]+[.B49]+[.B50]+[.B51])" office:value-type="float" office:value="0.981681560415553" calcext:value-type="float">
            <text:p>0.981681560415553</text:p>
          </table:table-cell>
          <table:table-cell table:formula="of:=([.C48]+[.C49])/([.C48]+[.C49]+[.C50]+[.C51])" office:value-type="float" office:value="0.819829243904315" calcext:value-type="float">
            <text:p>0.8198292439043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1736.58" calcext:value-type="float">
            <text:p>41736.58</text:p>
          </table:table-cell>
        </table:table-row>
        <table:table-row table:style-name="ro1">
          <table:table-cell office:value-type="string" calcext:value-type="string">
            <text:p>Přesnost pozitivních výsledků</text:p>
          </table:table-cell>
          <table:table-cell table:formula="of:=[.B48]/([.B48]+[.B50])" office:value-type="float" office:value="0.596655549379285" calcext:value-type="float">
            <text:p>0.596655549379285</text:p>
          </table:table-cell>
          <table:table-cell table:formula="of:=[.C48]/([.C48]+[.C50])" office:value-type="float" office:value="0.811825358466248" calcext:value-type="float">
            <text:p>0.81182535846624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2095.66" calcext:value-type="float">
            <text:p>42095.66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formula="of:=[.B48]/([.B48]+[.B51])" office:value-type="float" office:value="0.990746794452692" calcext:value-type="float">
            <text:p>0.990746794452692</text:p>
          </table:table-cell>
          <table:table-cell table:formula="of:=[.C48]/([.C48]+[.C51])" office:value-type="float" office:value="0.865361497509875" calcext:value-type="float">
            <text:p>0.86536149750987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1356.83" calcext:value-type="float">
            <text:p>41356.83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formula="of:=(2*[.B53]*[.B54])/([.B53]+[.B54])" office:value-type="float" office:value="0.744782285646551" calcext:value-type="float">
            <text:p>0.744782285646551</text:p>
          </table:table-cell>
          <table:table-cell table:formula="of:=(2*[.C53]*[.C54])/([.C53]+[.C54])" office:value-type="float" office:value="0.837738985868662" calcext:value-type="float">
            <text:p>0.83773898586866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2797.3" calcext:value-type="float">
            <text:p>42797.3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2263.96" calcext:value-type="float">
            <text:p>42263.96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Průměr</text:p>
          </table:table-cell>
          <table:table-cell table:formula="of:=AVERAGE([.F47:.F56])" office:value-type="float" office:value="42482.971" calcext:value-type="float">
            <text:p>42482.971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Odchylka</text:p>
          </table:table-cell>
          <table:table-cell table:formula="of:=SQRT(VAR([.F47:.F56]))" office:value-type="float" office:value="798.325319618095" calcext:value-type="float">
            <text:p>798.325319618095</text:p>
          </table:table-cell>
        </table:table-row>
      </table:table>
      <table:table table:name="hoeffding tree" table:style-name="ta1">
        <table:table-column table:style-name="co6" table:default-cell-style-name="ce1"/>
        <table:table-column table:style-name="co3" table:number-columns-repeated="3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Výchozí</text:p>
          </table:table-cell>
          <table:table-cell/>
          <table:table-cell table:style-name="ce2"/>
          <table:table-cell table:number-columns-repeated="2"/>
          <table:table-cell table:style-name="ce1" office:value-type="string" calcext:value-type="string">
            <text:p>flows/s</text:p>
          </table:table-cell>
        </table:table-row>
        <table:table-row table:style-name="ro2">
          <table:table-cell/>
          <table:table-cell table:style-name="ce1" office:value-type="string" calcext:value-type="string">
            <text:p>Proxy detektor</text:p>
          </table:table-cell>
          <table:table-cell table:style-name="ce3" office:value-type="string" calcext:value-type="string">
            <text:p>Residential proxy detek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3754.51" calcext:value-type="float">
            <text:p>173754.51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27412" calcext:value-type="float">
            <text:p>127412</text:p>
          </table:table-cell>
          <table:table-cell office:value-type="float" office:value="59741" calcext:value-type="float">
            <text:p>597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8723.21" calcext:value-type="float">
            <text:p>168723.21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4322405" calcext:value-type="float">
            <text:p>4322405</text:p>
          </table:table-cell>
          <table:table-cell office:value-type="float" office:value="45729" calcext:value-type="float">
            <text:p>4572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0086.8" calcext:value-type="float">
            <text:p>170086.8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366607" calcext:value-type="float">
            <text:p>366607</text:p>
          </table:table-cell>
          <table:table-cell office:value-type="float" office:value="14405" calcext:value-type="float">
            <text:p>1440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1077.99" calcext:value-type="float">
            <text:p>171077.99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2597" calcext:value-type="float">
            <text:p>2597</text:p>
          </table:table-cell>
          <table:table-cell office:value-type="float" office:value="10135" calcext:value-type="float">
            <text:p>1013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1536.42" calcext:value-type="float">
            <text:p>171536.42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3]+[.B4])/([.B3]+[.B4]+[.B5]+[.B6])" office:value-type="float" office:value="0.923386098545742" calcext:value-type="float">
            <text:p>0.923386098545742</text:p>
          </table:table-cell>
          <table:table-cell table:formula="of:=([.C3]+[.C4])/([.C3]+[.C4]+[.C5]+[.C6])" office:value-type="float" office:value="0.811245288823937" calcext:value-type="float">
            <text:p>0.81124528882393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7752.94" calcext:value-type="float">
            <text:p>167752.94</text:p>
          </table:table-cell>
        </table:table-row>
        <table:table-row table:style-name="ro1">
          <table:table-cell office:value-type="string" calcext:value-type="string">
            <text:p>Přesnost pozitivních výsledků</text:p>
          </table:table-cell>
          <table:table-cell table:formula="of:=[.B3]/([.B3]+[.B5])" office:value-type="float" office:value="0.257909108758975" calcext:value-type="float">
            <text:p>0.257909108758975</text:p>
          </table:table-cell>
          <table:table-cell table:formula="of:=[.C3]/([.C3]+[.C5])" office:value-type="float" office:value="0.80572114476843" calcext:value-type="float">
            <text:p>0.8057211447684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1166.93" calcext:value-type="float">
            <text:p>171166.93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formula="of:=[.B3]/([.B3]+[.B6])" office:value-type="float" office:value="0.980024459845088" calcext:value-type="float">
            <text:p>0.980024459845088</text:p>
          </table:table-cell>
          <table:table-cell table:formula="of:=[.C3]/([.C3]+[.C6])" office:value-type="float" office:value="0.854957353025359" calcext:value-type="float">
            <text:p>0.85495735302535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0963.76" calcext:value-type="float">
            <text:p>170963.76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formula="of:=(2*[.B8]*[.B9])/([.B8]+[.B9])" office:value-type="float" office:value="0.408353471318595" calcext:value-type="float">
            <text:p>0.408353471318595</text:p>
          </table:table-cell>
          <table:table-cell table:formula="of:=(2*[.C8]*[.C9])/([.C8]+[.C9])" office:value-type="float" office:value="0.829609365235867" calcext:value-type="float">
            <text:p>0.82960936523586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9305.81" calcext:value-type="float">
            <text:p>169305.81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65941.03" calcext:value-type="float">
            <text:p>165941.0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ůměr</text:p>
          </table:table-cell>
          <table:table-cell table:formula="of:=AVERAGE([.F2:.F11])" office:value-type="float" office:value="170030.94" calcext:value-type="float">
            <text:p>170030.9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dchylka</text:p>
          </table:table-cell>
          <table:table-cell table:formula="of:=SQRT(VAR([.F2:.F11]))" office:value-type="float" office:value="2199.59903234405" calcext:value-type="float">
            <text:p>2199.59903234405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Větší míra rozdělování uzlů</text:p>
          </table:table-cell>
          <table:table-cell/>
          <table:table-cell table:style-name="ce2"/>
          <table:table-cell table:number-columns-repeated="2"/>
          <table:table-cell table:style-name="ce1" office:value-type="string" calcext:value-type="string">
            <text:p>flows/s</text:p>
          </table:table-cell>
        </table:table-row>
        <table:table-row table:style-name="ro2">
          <table:table-cell/>
          <table:table-cell table:style-name="ce1" office:value-type="string" calcext:value-type="string">
            <text:p>Proxy detektor</text:p>
          </table:table-cell>
          <table:table-cell table:style-name="ce3" office:value-type="string" calcext:value-type="string">
            <text:p>Residential proxy detek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1824.187" calcext:value-type="float">
            <text:p>171824.187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27424" calcext:value-type="float">
            <text:p>127424</text:p>
          </table:table-cell>
          <table:table-cell office:value-type="float" office:value="59740" calcext:value-type="float">
            <text:p>597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8642.96" calcext:value-type="float">
            <text:p>168642.96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4322218" calcext:value-type="float">
            <text:p>4322218</text:p>
          </table:table-cell>
          <table:table-cell office:value-type="float" office:value="45730" calcext:value-type="float">
            <text:p>457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4749.27" calcext:value-type="float">
            <text:p>174749.27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366794" calcext:value-type="float">
            <text:p>366794</text:p>
          </table:table-cell>
          <table:table-cell office:value-type="float" office:value="14404" calcext:value-type="float">
            <text:p>144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9498.82" calcext:value-type="float">
            <text:p>169498.82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2585" calcext:value-type="float">
            <text:p>2585</text:p>
          </table:table-cell>
          <table:table-cell office:value-type="float" office:value="10136" calcext:value-type="float">
            <text:p>101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9554.94" calcext:value-type="float">
            <text:p>169554.94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18]+[.B19])/([.B18]+[.B19]+[.B20]+[.B21])" office:value-type="float" office:value="0.923349784115902" calcext:value-type="float">
            <text:p>0.923349784115902</text:p>
          </table:table-cell>
          <table:table-cell table:formula="of:=([.C18]+[.C19])/([.C18]+[.C19]+[.C20]+[.C21])" office:value-type="float" office:value="0.811245288823937" calcext:value-type="float">
            <text:p>0.81124528882393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4361.03" calcext:value-type="float">
            <text:p>164361.03</text:p>
          </table:table-cell>
        </table:table-row>
        <table:table-row table:style-name="ro1">
          <table:table-cell office:value-type="string" calcext:value-type="string">
            <text:p>Přesnost pozitivních výsledků</text:p>
          </table:table-cell>
          <table:table-cell table:formula="of:=[.B18]/([.B18]+[.B20])" office:value-type="float" office:value="0.257829540809926" calcext:value-type="float">
            <text:p>0.257829540809926</text:p>
          </table:table-cell>
          <table:table-cell table:formula="of:=[.C18]/([.C18]+[.C20])" office:value-type="float" office:value="0.805729391454467" calcext:value-type="float">
            <text:p>0.8057293914544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7740.73" calcext:value-type="float">
            <text:p>167740.73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formula="of:=[.B18]/([.B18]+[.B21])" office:value-type="float" office:value="0.980116761147305" calcext:value-type="float">
            <text:p>0.980116761147305</text:p>
          </table:table-cell>
          <table:table-cell table:formula="of:=[.C18]/([.C18]+[.C21])" office:value-type="float" office:value="0.854943041960044" calcext:value-type="float">
            <text:p>0.85494304196004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8353.44" calcext:value-type="float">
            <text:p>168353.44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formula="of:=(2*[.B23]*[.B24])/([.B23]+[.B24])" office:value-type="float" office:value="0.408261738117704" calcext:value-type="float">
            <text:p>0.408261738117704</text:p>
          </table:table-cell>
          <table:table-cell table:formula="of:=(2*[.C23]*[.C24])/([.C23]+[.C24])" office:value-type="float" office:value="0.829606999027913" calcext:value-type="float">
            <text:p>0.82960699902791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6462.44" calcext:value-type="float">
            <text:p>166462.44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67180.96" calcext:value-type="float">
            <text:p>167180.9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ůměr</text:p>
          </table:table-cell>
          <table:table-cell table:formula="of:=AVERAGE([.F17:.F26])" office:value-type="float" office:value="168836.8777" calcext:value-type="float">
            <text:p>168836.877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dchylka</text:p>
          </table:table-cell>
          <table:table-cell table:formula="of:=SQRT(VAR([.F17:.F26]))" office:value-type="float" office:value="2881.36285185589" calcext:value-type="float">
            <text:p>2881.36285185589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Větší přesnost, ale menší míra rozdělování uzlů</text:p>
          </table:table-cell>
          <table:table-cell/>
          <table:table-cell table:style-name="ce2"/>
          <table:table-cell table:number-columns-repeated="2"/>
          <table:table-cell table:style-name="ce1" office:value-type="string" calcext:value-type="string">
            <text:p>flows/s</text:p>
          </table:table-cell>
        </table:table-row>
        <table:table-row table:style-name="ro2">
          <table:table-cell/>
          <table:table-cell table:style-name="ce1" office:value-type="string" calcext:value-type="string">
            <text:p>Proxy detektor</text:p>
          </table:table-cell>
          <table:table-cell table:style-name="ce3" office:value-type="string" calcext:value-type="string">
            <text:p>Residential proxy detek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2583.39" calcext:value-type="float">
            <text:p>172583.39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26884" calcext:value-type="float">
            <text:p>126884</text:p>
          </table:table-cell>
          <table:table-cell office:value-type="float" office:value="59016" calcext:value-type="float">
            <text:p>590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0628.31" calcext:value-type="float">
            <text:p>170628.31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4326916" calcext:value-type="float">
            <text:p>4326916</text:p>
          </table:table-cell>
          <table:table-cell office:value-type="float" office:value="45297" calcext:value-type="float">
            <text:p>452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2215.82" calcext:value-type="float">
            <text:p>172215.82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362096" calcext:value-type="float">
            <text:p>362096</text:p>
          </table:table-cell>
          <table:table-cell office:value-type="float" office:value="14837" calcext:value-type="float">
            <text:p>1483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2248" calcext:value-type="float">
            <text:p>172248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3125" calcext:value-type="float">
            <text:p>3125</text:p>
          </table:table-cell>
          <table:table-cell office:value-type="float" office:value="10860" calcext:value-type="float">
            <text:p>108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2654.5" calcext:value-type="float">
            <text:p>172654.5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33]+[.B34])/([.B33]+[.B34]+[.B35]+[.B36])" office:value-type="float" office:value="0.924212614968891" calcext:value-type="float">
            <text:p>0.924212614968891</text:p>
          </table:table-cell>
          <table:table-cell table:formula="of:=([.C33]+[.C34])/([.C33]+[.C34]+[.C35]+[.C36])" office:value-type="float" office:value="0.802345973386663" calcext:value-type="float">
            <text:p>0.80234597338666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72596.32" calcext:value-type="float">
            <text:p>172596.32</text:p>
          </table:table-cell>
        </table:table-row>
        <table:table-row table:style-name="ro1">
          <table:table-cell office:value-type="string" calcext:value-type="string">
            <text:p>Přesnost pozitivních výsledků</text:p>
          </table:table-cell>
          <table:table-cell table:formula="of:=[.B33]/([.B33]+[.B35])" office:value-type="float" office:value="0.259487095586732" calcext:value-type="float">
            <text:p>0.259487095586732</text:p>
          </table:table-cell>
          <table:table-cell table:formula="of:=[.C33]/([.C33]+[.C35])" office:value-type="float" office:value="0.799100916685849" calcext:value-type="float">
            <text:p>0.7991009166858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2719.21" calcext:value-type="float">
            <text:p>172719.21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formula="of:=[.B33]/([.B33]+[.B36])" office:value-type="float" office:value="0.975963202547516" calcext:value-type="float">
            <text:p>0.975963202547516</text:p>
          </table:table-cell>
          <table:table-cell table:formula="of:=[.C33]/([.C33]+[.C36])" office:value-type="float" office:value="0.844581830671475" calcext:value-type="float">
            <text:p>0.84458183067147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2602.78" calcext:value-type="float">
            <text:p>172602.78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formula="of:=(2*[.B38]*[.B39])/([.B38]+[.B39])" office:value-type="float" office:value="0.409971744247475" calcext:value-type="float">
            <text:p>0.409971744247475</text:p>
          </table:table-cell>
          <table:table-cell table:formula="of:=(2*[.C38]*[.C39])/([.C38]+[.C39])" office:value-type="float" office:value="0.82121214229557" calcext:value-type="float">
            <text:p>0.8212121422955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2312.4" calcext:value-type="float">
            <text:p>172312.4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72939.55" calcext:value-type="float">
            <text:p>172939.5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ůměr</text:p>
          </table:table-cell>
          <table:table-cell table:formula="of:=AVERAGE([.F32:.F41])" office:value-type="float" office:value="172350.028" calcext:value-type="float">
            <text:p>172350.0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dchylka</text:p>
          </table:table-cell>
          <table:table-cell table:formula="of:=SQRT(VAR([.F32:.F41]))" office:value-type="float" office:value="645.470209327192" calcext:value-type="float">
            <text:p>645.470209327192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Kompromis</text:p>
          </table:table-cell>
          <table:table-cell/>
          <table:table-cell table:style-name="ce2"/>
          <table:table-cell table:number-columns-repeated="2"/>
          <table:table-cell table:style-name="ce1" office:value-type="string" calcext:value-type="string">
            <text:p>flows/s</text:p>
          </table:table-cell>
        </table:table-row>
        <table:table-row table:style-name="ro2">
          <table:table-cell/>
          <table:table-cell table:style-name="ce1" office:value-type="string" calcext:value-type="string">
            <text:p>Proxy detektor</text:p>
          </table:table-cell>
          <table:table-cell table:style-name="ce3" office:value-type="string" calcext:value-type="string">
            <text:p>Residential proxy detek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4901.79" calcext:value-type="float">
            <text:p>174901.79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27322" calcext:value-type="float">
            <text:p>127322</text:p>
          </table:table-cell>
          <table:table-cell office:value-type="float" office:value="59645" calcext:value-type="float">
            <text:p>596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1281.43" calcext:value-type="float">
            <text:p>171281.43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4320533" calcext:value-type="float">
            <text:p>4320533</text:p>
          </table:table-cell>
          <table:table-cell office:value-type="float" office:value="45567" calcext:value-type="float">
            <text:p>455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5114.44" calcext:value-type="float">
            <text:p>175114.44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368479" calcext:value-type="float">
            <text:p>368479</text:p>
          </table:table-cell>
          <table:table-cell office:value-type="float" office:value="14567" calcext:value-type="float">
            <text:p>145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8840.65" calcext:value-type="float">
            <text:p>168840.65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2687" calcext:value-type="float">
            <text:p>2687</text:p>
          </table:table-cell>
          <table:table-cell office:value-type="float" office:value="10231" calcext:value-type="float">
            <text:p>1023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3715.21" calcext:value-type="float">
            <text:p>173715.21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48]+[.B50])/([.B48]+[.B50]+[.B50]+[.B51])" office:value-type="float" office:value="0.571879898542851" calcext:value-type="float">
            <text:p>0.571879898542851</text:p>
          </table:table-cell>
          <table:table-cell table:formula="of:=([.C48]+[.C49])/([.C48]+[.C49]+[.C50]+[.C51])" office:value-type="float" office:value="0.809260826090301" calcext:value-type="float">
            <text:p>0.80926082609030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9573.66" calcext:value-type="float">
            <text:p>169573.66</text:p>
          </table:table-cell>
        </table:table-row>
        <table:table-row table:style-name="ro1">
          <table:table-cell office:value-type="string" calcext:value-type="string">
            <text:p>Přesnost pozitivních výsledků</text:p>
          </table:table-cell>
          <table:table-cell table:formula="of:=[.B48]/([.B48]+[.B50])" office:value-type="float" office:value="0.256800611535677" calcext:value-type="float">
            <text:p>0.256800611535677</text:p>
          </table:table-cell>
          <table:table-cell table:formula="of:=[.C48]/([.C48]+[.C50])" office:value-type="float" office:value="0.803710990136366" calcext:value-type="float">
            <text:p>0.80371099013636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0199.85" calcext:value-type="float">
            <text:p>170199.85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formula="of:=[.B48]/([.B48]+[.B51])" office:value-type="float" office:value="0.979332200078456" calcext:value-type="float">
            <text:p>0.979332200078456</text:p>
          </table:table-cell>
          <table:table-cell table:formula="of:=[.C48]/([.C48]+[.C51])" office:value-type="float" office:value="0.853583490755052" calcext:value-type="float">
            <text:p>0.85358349075505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0464.24" calcext:value-type="float">
            <text:p>170464.24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formula="of:=(2*[.B53]*[.B54])/([.B53]+[.B54])" office:value-type="float" office:value="0.406903053642479" calcext:value-type="float">
            <text:p>0.406903053642479</text:p>
          </table:table-cell>
          <table:table-cell table:formula="of:=(2*[.C53]*[.C54])/([.C53]+[.C54])" office:value-type="float" office:value="0.827896840819499" calcext:value-type="float">
            <text:p>0.82789684081949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9761.03" calcext:value-type="float">
            <text:p>169761.03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70716.79" calcext:value-type="float">
            <text:p>170716.79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Průměr</text:p>
          </table:table-cell>
          <table:table-cell table:formula="of:=AVERAGE([.F47:.F56])" office:value-type="float" office:value="171456.909" calcext:value-type="float">
            <text:p>171456.909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Odchylka</text:p>
          </table:table-cell>
          <table:table-cell table:formula="of:=SQRT(VAR([.F47:.F56]))" office:value-type="float" office:value="2279.28505230844" calcext:value-type="float">
            <text:p>2279.28505230844</text:p>
          </table:table-cell>
        </table:table-row>
      </table:table>
      <table:table table:name="linear SVM" table:style-name="ta1">
        <table:table-column table:style-name="co7" table:default-cell-style-name="ce1"/>
        <table:table-column table:style-name="co8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Lambda: 0.0001</text:p>
          </table:table-cell>
          <table:table-cell/>
          <table:table-cell table:style-name="ce2"/>
          <table:table-cell table:number-columns-repeated="2"/>
          <table:table-cell table:style-name="ce1" office:value-type="string" calcext:value-type="string">
            <text:p>flows/s</text:p>
          </table:table-cell>
        </table:table-row>
        <table:table-row table:style-name="ro2">
          <table:table-cell/>
          <table:table-cell table:style-name="ce1" office:value-type="string" calcext:value-type="string">
            <text:p>Proxy detektor</text:p>
          </table:table-cell>
          <table:table-cell table:style-name="ce3" office:value-type="string" calcext:value-type="string">
            <text:p>Residential proxy detek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8160.49" calcext:value-type="float">
            <text:p>178160.49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5365" calcext:value-type="float">
            <text:p>536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0802.29" calcext:value-type="float">
            <text:p>180802.29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4678259" calcext:value-type="float">
            <text:p>4678259</text:p>
          </table:table-cell>
          <table:table-cell office:value-type="float" office:value="60127" calcext:value-type="float">
            <text:p>60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0866.15" calcext:value-type="float">
            <text:p>180866.15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10753" calcext:value-type="float">
            <text:p>107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8360.43" calcext:value-type="float">
            <text:p>178360.43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124644" calcext:value-type="float">
            <text:p>124644</text:p>
          </table:table-cell>
          <table:table-cell office:value-type="float" office:value="69871" calcext:value-type="float">
            <text:p>6987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7269.69" calcext:value-type="float">
            <text:p>177269.69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3]+[.B4])/([.B3]+[.B4]+[.B5]+[.B6])" office:value-type="float" office:value="0.971903629388625" calcext:value-type="float">
            <text:p>0.971903629388625</text:p>
          </table:table-cell>
          <table:table-cell table:formula="of:=([.C3]+[.C4])/([.C3]+[.C4]+[.C5]+[.C6])" office:value-type="float" office:value="0.462518267825552" calcext:value-type="float">
            <text:p>0.46251826782555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72325.28" calcext:value-type="float">
            <text:p>172325.28</text:p>
          </table:table-cell>
        </table:table-row>
        <table:table-row table:style-name="ro1">
          <table:table-cell office:value-type="string" calcext:value-type="string">
            <text:p>Přesnost pozitivních výsledků</text:p>
          </table:table-cell>
          <table:table-cell table:formula="of:=[.B3]/([.B3]+[.B5])" office:value-type="float" office:value="0.33285767464946" calcext:value-type="float">
            <text:p>0.33285767464946</text:p>
          </table:table-cell>
          <table:table-cell table:formula="of:=[.C3]/([.C3]+[.C5])" office:value-type="float" office:value="0.416666666666667" calcext:value-type="float">
            <text:p>0.4166666666666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6529.63" calcext:value-type="float">
            <text:p>176529.63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formula="of:=[.B3]/([.B3]+[.B6])" office:value-type="float" office:value="0.0412663738664246" calcext:value-type="float">
            <text:p>0.0412663738664246</text:p>
          </table:table-cell>
          <table:table-cell table:formula="of:=[.C3]/([.C3]+[.C6])" office:value-type="float" office:value="0.0000715553265785105" calcext:value-type="float">
            <text:p>7.15553265785105E-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3623.6" calcext:value-type="float">
            <text:p>173623.6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formula="of:=(2*[.B8]*[.B9])/([.B8]+[.B9])" office:value-type="float" office:value="0.0734292772725095" calcext:value-type="float">
            <text:p>0.0734292772725095</text:p>
          </table:table-cell>
          <table:table-cell table:formula="of:=(2*[.C8]*[.C9])/([.C8]+[.C9])" office:value-type="float" office:value="0.000143086080586081" calcext:value-type="float">
            <text:p>0.00014308608058608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7988.49" calcext:value-type="float">
            <text:p>177988.49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74207.66" calcext:value-type="float">
            <text:p>174207.6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ůměr</text:p>
          </table:table-cell>
          <table:table-cell table:formula="of:=AVERAGE([.F2:.F11])" office:value-type="float" office:value="177013.371" calcext:value-type="float">
            <text:p>177013.37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dchylka</text:p>
          </table:table-cell>
          <table:table-cell table:formula="of:=SQRT(VAR([.F2:.F11]))" office:value-type="float" office:value="2885.24183238867" calcext:value-type="float">
            <text:p>2885.24183238867</text:p>
          </table:table-cell>
        </table:table-row>
        <table:table-row table:style-name="ro1" table:number-rows-repeated="3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Lambda: 0.01</text:p>
          </table:table-cell>
          <table:table-cell/>
          <table:table-cell table:style-name="ce2"/>
          <table:table-cell table:number-columns-repeated="2"/>
          <table:table-cell table:style-name="ce1" office:value-type="string" calcext:value-type="string">
            <text:p>flows/s</text:p>
          </table:table-cell>
        </table:table-row>
        <table:table-row table:style-name="ro2">
          <table:table-cell/>
          <table:table-cell table:style-name="ce1" office:value-type="string" calcext:value-type="string">
            <text:p>Proxy detektor</text:p>
          </table:table-cell>
          <table:table-cell table:style-name="ce3" office:value-type="string" calcext:value-type="string">
            <text:p>Residential proxy detek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8263.86" calcext:value-type="float">
            <text:p>178263.86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5365" calcext:value-type="float">
            <text:p>536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0483.15" calcext:value-type="float">
            <text:p>170483.15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4678259" calcext:value-type="float">
            <text:p>4678259</text:p>
          </table:table-cell>
          <table:table-cell office:value-type="float" office:value="60127" calcext:value-type="float">
            <text:p>60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0913.04" calcext:value-type="float">
            <text:p>170913.04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10753" calcext:value-type="float">
            <text:p>107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1792.17" calcext:value-type="float">
            <text:p>171792.17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124644" calcext:value-type="float">
            <text:p>124644</text:p>
          </table:table-cell>
          <table:table-cell office:value-type="float" office:value="69871" calcext:value-type="float">
            <text:p>6987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9992.7" calcext:value-type="float">
            <text:p>169992.7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19]+[.B20])/([.B19]+[.B20]+[.B21]+[.B22])" office:value-type="float" office:value="0.971903629388625" calcext:value-type="float">
            <text:p>0.971903629388625</text:p>
          </table:table-cell>
          <table:table-cell table:formula="of:=([.C19]+[.C20])/([.C19]+[.C20]+[.C21]+[.C22])" office:value-type="float" office:value="0.462518267825552" calcext:value-type="float">
            <text:p>0.46251826782555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7108.23" calcext:value-type="float">
            <text:p>167108.23</text:p>
          </table:table-cell>
        </table:table-row>
        <table:table-row table:style-name="ro1">
          <table:table-cell office:value-type="string" calcext:value-type="string">
            <text:p>Přesnost pozitivních výsledků</text:p>
          </table:table-cell>
          <table:table-cell table:formula="of:=[.B19]/([.B19]+[.B21])" office:value-type="float" office:value="0.33285767464946" calcext:value-type="float">
            <text:p>0.33285767464946</text:p>
          </table:table-cell>
          <table:table-cell table:formula="of:=[.C19]/([.C19]+[.C21])" office:value-type="float" office:value="0.416666666666667" calcext:value-type="float">
            <text:p>0.4166666666666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0439.02" calcext:value-type="float">
            <text:p>170439.02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formula="of:=[.B19]/([.B19]+[.B22])" office:value-type="float" office:value="0.0412663738664246" calcext:value-type="float">
            <text:p>0.0412663738664246</text:p>
          </table:table-cell>
          <table:table-cell table:formula="of:=[.C19]/([.C19]+[.C22])" office:value-type="float" office:value="0.0000715553265785105" calcext:value-type="float">
            <text:p>7.15553265785105E-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0426.42" calcext:value-type="float">
            <text:p>170426.42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formula="of:=(2*[.B24]*[.B25])/([.B24]+[.B25])" office:value-type="float" office:value="0.0734292772725095" calcext:value-type="float">
            <text:p>0.0734292772725095</text:p>
          </table:table-cell>
          <table:table-cell table:formula="of:=(2*[.C24]*[.C25])/([.C24]+[.C25])" office:value-type="float" office:value="0.000143086080586081" calcext:value-type="float">
            <text:p>0.00014308608058608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0697.83" calcext:value-type="float">
            <text:p>170697.83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73251.59" calcext:value-type="float">
            <text:p>173251.5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ůměr</text:p>
          </table:table-cell>
          <table:table-cell table:formula="of:=AVERAGE([.F18:.F27])" office:value-type="float" office:value="171336.801" calcext:value-type="float">
            <text:p>171336.8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dchylka</text:p>
          </table:table-cell>
          <table:table-cell table:formula="of:=SQRT(VAR([.F18:.F27]))" office:value-type="float" office:value="2877.04953175007" calcext:value-type="float">
            <text:p>2877.04953175007</text:p>
          </table:table-cell>
        </table:table-row>
        <table:table-row table:style-name="ro1" table:number-rows-repeated="3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Lambda: 0.1</text:p>
          </table:table-cell>
          <table:table-cell/>
          <table:table-cell table:style-name="ce2"/>
          <table:table-cell table:number-columns-repeated="2"/>
          <table:table-cell table:style-name="ce1" office:value-type="string" calcext:value-type="string">
            <text:p>flows/s</text:p>
          </table:table-cell>
        </table:table-row>
        <table:table-row table:style-name="ro2">
          <table:table-cell/>
          <table:table-cell table:style-name="ce1" office:value-type="string" calcext:value-type="string">
            <text:p>Proxy detektor</text:p>
          </table:table-cell>
          <table:table-cell table:style-name="ce3" office:value-type="string" calcext:value-type="string">
            <text:p>Residential proxy detek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6814.06" calcext:value-type="float">
            <text:p>176814.06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5902" calcext:value-type="float">
            <text:p>5902</text:p>
          </table:table-cell>
          <table:table-cell office:value-type="float" office:value="69875" calcext:value-type="float">
            <text:p>698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5648.32" calcext:value-type="float">
            <text:p>175648.32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4667926" calcext:value-type="float">
            <text:p>46679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5950.07" calcext:value-type="float">
            <text:p>175950.07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21086" calcext:value-type="float">
            <text:p>21086</text:p>
          </table:table-cell>
          <table:table-cell office:value-type="float" office:value="60133" calcext:value-type="float">
            <text:p>601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6219.16" calcext:value-type="float">
            <text:p>176219.16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124107" calcext:value-type="float">
            <text:p>1241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7051.78" calcext:value-type="float">
            <text:p>177051.78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35]+[.B36])/([.B35]+[.B36]+[.B37]+[.B38])" office:value-type="float" office:value="0.969870851361719" calcext:value-type="float">
            <text:p>0.969870851361719</text:p>
          </table:table-cell>
          <table:table-cell table:formula="of:=([.C35]+[.C36])/([.C35]+[.C36]+[.C37]+[.C38])" office:value-type="float" office:value="0.537466348742404" calcext:value-type="float">
            <text:p>0.53746634874240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75668.41" calcext:value-type="float">
            <text:p>175668.41</text:p>
          </table:table-cell>
        </table:table-row>
        <table:table-row table:style-name="ro1">
          <table:table-cell office:value-type="string" calcext:value-type="string">
            <text:p>Přesnost pozitivních výsledků</text:p>
          </table:table-cell>
          <table:table-cell table:formula="of:=[.B35]/([.B35]+[.B37])" office:value-type="float" office:value="0.21868978805395" calcext:value-type="float">
            <text:p>0.21868978805395</text:p>
          </table:table-cell>
          <table:table-cell table:formula="of:=[.C35]/([.C35]+[.C37])" office:value-type="float" office:value="0.537466925112301" calcext:value-type="float">
            <text:p>0.5374669251123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80490.76" calcext:value-type="float">
            <text:p>180490.76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formula="of:=[.B35]/([.B35]+[.B38])" office:value-type="float" office:value="0.0453968571406595" calcext:value-type="float">
            <text:p>0.0453968571406595</text:p>
          </table:table-cell>
          <table:table-cell table:formula="of:=[.C35]/([.C35]+[.C38])" office:value-type="float" office:value="0.999985688934684" calcext:value-type="float">
            <text:p>0.99998568893468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7837.4" calcext:value-type="float">
            <text:p>177837.4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formula="of:=(2*[.B40]*[.B41])/([.B40]+[.B41])" office:value-type="float" office:value="0.0751861500538227" calcext:value-type="float">
            <text:p>0.0751861500538227</text:p>
          </table:table-cell>
          <table:table-cell table:formula="of:=(2*[.C40]*[.C41])/([.C40]+[.C41])" office:value-type="float" office:value="0.699155510195914" calcext:value-type="float">
            <text:p>0.69915551019591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7092.6" calcext:value-type="float">
            <text:p>177092.6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81535.78" calcext:value-type="float">
            <text:p>181535.7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ůměr</text:p>
          </table:table-cell>
          <table:table-cell table:formula="of:=AVERAGE([.F34:.F43])" office:value-type="float" office:value="177430.834" calcext:value-type="float">
            <text:p>177430.83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dchylka</text:p>
          </table:table-cell>
          <table:table-cell table:formula="of:=SQRT(VAR([.F34:.F43]))" office:value-type="float" office:value="2026.5413739626" calcext:value-type="float">
            <text:p>2026.5413739626</text:p>
          </table:table-cell>
        </table:table-row>
        <table:table-row table:style-name="ro1" table:number-rows-repeated="3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Lambda: 1.0</text:p>
          </table:table-cell>
          <table:table-cell/>
          <table:table-cell table:style-name="ce2"/>
          <table:table-cell table:number-columns-repeated="2"/>
          <table:table-cell table:style-name="ce1" office:value-type="string" calcext:value-type="string">
            <text:p>flows/s</text:p>
          </table:table-cell>
        </table:table-row>
        <table:table-row table:style-name="ro2">
          <table:table-cell/>
          <table:table-cell table:style-name="ce1" office:value-type="string" calcext:value-type="string">
            <text:p>Proxy detektor</text:p>
          </table:table-cell>
          <table:table-cell table:style-name="ce3" office:value-type="string" calcext:value-type="string">
            <text:p>Residential proxy detek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6836.02" calcext:value-type="float">
            <text:p>166836.02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23617" calcext:value-type="float">
            <text:p>123617</text:p>
          </table:table-cell>
          <table:table-cell office:value-type="float" office:value="64445" calcext:value-type="float">
            <text:p>644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0710.47" calcext:value-type="float">
            <text:p>170710.47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1159043" calcext:value-type="float">
            <text:p>1159043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8921.09" calcext:value-type="float">
            <text:p>168921.09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3529969" calcext:value-type="float">
            <text:p>3529969</text:p>
          </table:table-cell>
          <table:table-cell office:value-type="float" office:value="45134" calcext:value-type="float">
            <text:p>451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1041.65" calcext:value-type="float">
            <text:p>161041.65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6392" calcext:value-type="float">
            <text:p>6392</text:p>
          </table:table-cell>
          <table:table-cell office:value-type="float" office:value="5431" calcext:value-type="float">
            <text:p>543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5020.12" calcext:value-type="float">
            <text:p>165020.12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51]+[.B52])/([.B51]+[.B52]+[.B53]+[.B54])" office:value-type="float" office:value="0.266166094731689" calcext:value-type="float">
            <text:p>0.266166094731689</text:p>
          </table:table-cell>
          <table:table-cell table:formula="of:=([.C51]+[.C52])/([.C51]+[.C52]+[.C53]+[.C54])" office:value-type="float" office:value="0.611068379355434" calcext:value-type="float">
            <text:p>0.61106837935543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4949.25" calcext:value-type="float">
            <text:p>164949.25</text:p>
          </table:table-cell>
        </table:table-row>
        <table:table-row table:style-name="ro1">
          <table:table-cell office:value-type="string" calcext:value-type="string">
            <text:p>Přesnost pozitivních výsledků</text:p>
          </table:table-cell>
          <table:table-cell table:formula="of:=[.B51]/([.B51]+[.B53])" office:value-type="float" office:value="0.0338344300640521" calcext:value-type="float">
            <text:p>0.0338344300640521</text:p>
          </table:table-cell>
          <table:table-cell table:formula="of:=[.C51]/([.C51]+[.C53])" office:value-type="float" office:value="0.58811451099207" calcext:value-type="float">
            <text:p>0.5881145109920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7126.41" calcext:value-type="float">
            <text:p>167126.41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formula="of:=[.B51]/([.B51]+[.B54])" office:value-type="float" office:value="0.950834173018791" calcext:value-type="float">
            <text:p>0.950834173018791</text:p>
          </table:table-cell>
          <table:table-cell table:formula="of:=[.C51]/([.C51]+[.C54])" office:value-type="float" office:value="0.922276604270422" calcext:value-type="float">
            <text:p>0.92227660427042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7241.62" calcext:value-type="float">
            <text:p>167241.62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formula="of:=(2*[.B56]*[.B57])/([.B56]+[.B57])" office:value-type="float" office:value="0.0653436744683297" calcext:value-type="float">
            <text:p>0.0653436744683297</text:p>
          </table:table-cell>
          <table:table-cell table:formula="of:=(2*[.C56]*[.C57])/([.C56]+[.C57])" office:value-type="float" office:value="0.718230196985317" calcext:value-type="float">
            <text:p>0.71823019698531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0005.24" calcext:value-type="float">
            <text:p>170005.24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76232.63" calcext:value-type="float">
            <text:p>176232.63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Průměr</text:p>
          </table:table-cell>
          <table:table-cell table:formula="of:=AVERAGE([.F50:.F59])" office:value-type="float" office:value="167808.45" calcext:value-type="float">
            <text:p>167808.45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Odchylka</text:p>
          </table:table-cell>
          <table:table-cell table:formula="of:=SQRT(VAR([.F50:.F59]))" office:value-type="float" office:value="4067.81225409106" calcext:value-type="float">
            <text:p>4067.81225409106</text:p>
          </table:table-cell>
        </table:table-row>
      </table:table>
      <table:table table:name="naive Bayes" table:style-name="ta1">
        <table:table-column table:style-name="co3" table:default-cell-style-name="ce1"/>
        <table:table-column table:style-name="co3" table:number-columns-repeated="3" table:default-cell-style-name="Default"/>
        <table:table-column table:style-name="co3" table:default-cell-style-name="ce1"/>
        <table:table-column table:style-name="co3" table:default-cell-style-name="Default"/>
        <table:table-row table:style-name="ro2">
          <table:table-cell/>
          <table:table-cell table:style-name="ce1" office:value-type="string" calcext:value-type="string">
            <text:p>Proxy detektor</text:p>
          </table:table-cell>
          <table:table-cell table:style-name="ce3" office:value-type="string" calcext:value-type="string">
            <text:p>Residential proxy detektor</text:p>
          </table:table-cell>
          <table:table-cell table:number-columns-repeated="2"/>
          <table:table-cell table:style-name="ce1" office:value-type="string" calcext:value-type="string">
            <text:p>flows/s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26267" calcext:value-type="float">
            <text:p>126267</text:p>
          </table:table-cell>
          <table:table-cell office:value-type="float" office:value="65728" calcext:value-type="float">
            <text:p>657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8707.4" calcext:value-type="float">
            <text:p>128707.4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2627432" calcext:value-type="float">
            <text:p>2627432</text:p>
          </table:table-cell>
          <table:table-cell office:value-type="float" office:value="3409" calcext:value-type="float">
            <text:p>34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309.68" calcext:value-type="float">
            <text:p>128309.68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2061580" calcext:value-type="float">
            <text:p>2061580</text:p>
          </table:table-cell>
          <table:table-cell office:value-type="float" office:value="56725" calcext:value-type="float">
            <text:p>567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8844.12" calcext:value-type="float">
            <text:p>128844.12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3742" calcext:value-type="float">
            <text:p>3742</text:p>
          </table:table-cell>
          <table:table-cell office:value-type="float" office:value="4148" calcext:value-type="float">
            <text:p>41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8238.28" calcext:value-type="float">
            <text:p>128238.28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2]+[.B3])/([.B2]+[.B3]+[.B4]+[.B5])" office:value-type="float" office:value="0.57142290934196" calcext:value-type="float">
            <text:p>0.57142290934196</text:p>
          </table:table-cell>
          <table:table-cell table:formula="of:=([.C2]+[.C3])/([.C2]+[.C3]+[.C4]+[.C5])" office:value-type="float" office:value="0.531782170602261" calcext:value-type="float">
            <text:p>0.53178217060226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8721.78" calcext:value-type="float">
            <text:p>128721.78</text:p>
          </table:table-cell>
        </table:table-row>
        <table:table-row table:style-name="ro1">
          <table:table-cell office:value-type="string" calcext:value-type="string">
            <text:p>Přesnost pozitivních výsledků</text:p>
          </table:table-cell>
          <table:table-cell table:formula="of:=[.B2]/([.B2]+[.B4])" office:value-type="float" office:value="0.0577129022276238" calcext:value-type="float">
            <text:p>0.0577129022276238</text:p>
          </table:table-cell>
          <table:table-cell table:formula="of:=[.C2]/([.C2]+[.C4])" office:value-type="float" office:value="0.536761043012421" calcext:value-type="float">
            <text:p>0.53676104301242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8199.04" calcext:value-type="float">
            <text:p>128199.04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formula="of:=[.B2]/([.B2]+[.B5])" office:value-type="float" office:value="0.971217377258497" calcext:value-type="float">
            <text:p>0.971217377258497</text:p>
          </table:table-cell>
          <table:table-cell table:formula="of:=[.C2]/([.C2]+[.C5])" office:value-type="float" office:value="0.940637701070468" calcext:value-type="float">
            <text:p>0.94063770107046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8639.15" calcext:value-type="float">
            <text:p>128639.15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formula="of:=(2*[.B7]*[.B8])/([.B7]+[.B8])" office:value-type="float" office:value="0.10895154832742" calcext:value-type="float">
            <text:p>0.10895154832742</text:p>
          </table:table-cell>
          <table:table-cell table:formula="of:=(2*[.C7]*[.C8])/([.C7]+[.C8])" office:value-type="float" office:value="0.683495468702068" calcext:value-type="float">
            <text:p>0.68349546870206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8117.08" calcext:value-type="float">
            <text:p>128117.08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9303.18" calcext:value-type="float">
            <text:p>129303.18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2237.68" calcext:value-type="float">
            <text:p>132237.68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Průměr</text:p>
          </table:table-cell>
          <table:table-cell table:formula="of:=AVERAGE([.F2:.F11])" office:value-type="float" office:value="128931.739" calcext:value-type="float">
            <text:p>128931.739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Odchylka</text:p>
          </table:table-cell>
          <table:table-cell table:formula="of:=SQRT(VAR([.F2:.F11]))" office:value-type="float" office:value="1216.70184367823" calcext:value-type="float">
            <text:p>1216.70184367823</text:p>
          </table:table-cell>
        </table:table-row>
      </table:table>
      <table:table table:name="perceptron" table:style-name="ta1">
        <table:table-column table:style-name="co3" table:default-cell-style-name="ce1"/>
        <table:table-column table:style-name="co3" table:number-columns-repeated="3" table:default-cell-style-name="Default"/>
        <table:table-column table:style-name="co3" table:default-cell-style-name="ce1"/>
        <table:table-column table:style-name="co3" table:default-cell-style-name="Default"/>
        <table:table-row table:style-name="ro2">
          <table:table-cell/>
          <table:table-cell table:style-name="ce1" office:value-type="string" calcext:value-type="string">
            <text:p>Proxy detektor</text:p>
          </table:table-cell>
          <table:table-cell table:style-name="ce3" office:value-type="string" calcext:value-type="string">
            <text:p>Residential proxy detektor</text:p>
          </table:table-cell>
          <table:table-cell table:number-columns-repeated="2"/>
          <table:table-cell table:style-name="ce1" office:value-type="string" calcext:value-type="string">
            <text:p>flows/s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29911" calcext:value-type="float">
            <text:p>129911</text:p>
          </table:table-cell>
          <table:table-cell office:value-type="float" office:value="69731" calcext:value-type="float">
            <text:p>697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3219.03" calcext:value-type="float">
            <text:p>173219.03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4566" calcext:value-type="float">
            <text:p>4566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6097.96" calcext:value-type="float">
            <text:p>176097.96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4684446" calcext:value-type="float">
            <text:p>4684446</text:p>
          </table:table-cell>
          <table:table-cell office:value-type="float" office:value="60075" calcext:value-type="float">
            <text:p>600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2383.29" calcext:value-type="float">
            <text:p>172383.29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98" calcext:value-type="float">
            <text:p>9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3225.54" calcext:value-type="float">
            <text:p>173225.54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2]+[.B3])/([.B2]+[.B3]+[.B4]+[.B5])" office:value-type="float" office:value="0.0279054604659328" calcext:value-type="float">
            <text:p>0.0279054604659328</text:p>
          </table:table-cell>
          <table:table-cell table:formula="of:=([.C2]+[.C3])/([.C2]+[.C3]+[.C4]+[.C5])" office:value-type="float" office:value="0.536804861164526" calcext:value-type="float">
            <text:p>0.5368048611645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5594.79" calcext:value-type="float">
            <text:p>175594.79</text:p>
          </table:table-cell>
        </table:table-row>
        <table:table-row table:style-name="ro1">
          <table:table-cell office:value-type="string" calcext:value-type="string">
            <text:p>Přesnost pozitivních výsledků</text:p>
          </table:table-cell>
          <table:table-cell table:formula="of:=[.B2]/([.B2]+[.B4])" office:value-type="float" office:value="0.0269840811555936" calcext:value-type="float">
            <text:p>0.0269840811555936</text:p>
          </table:table-cell>
          <table:table-cell table:formula="of:=[.C2]/([.C2]+[.C4])" office:value-type="float" office:value="0.537193966380599" calcext:value-type="float">
            <text:p>0.53719396638059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71376.96" calcext:value-type="float">
            <text:p>171376.96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formula="of:=[.B2]/([.B2]+[.B5])" office:value-type="float" office:value="0.99924620603189" calcext:value-type="float">
            <text:p>0.99924620603189</text:p>
          </table:table-cell>
          <table:table-cell table:formula="of:=[.C2]/([.C2]+[.C5])" office:value-type="float" office:value="0.997924895529223" calcext:value-type="float">
            <text:p>0.99792489552922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1008.16" calcext:value-type="float">
            <text:p>171008.16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formula="of:=(2*[.B7]*[.B8])/([.B7]+[.B8])" office:value-type="float" office:value="0.0525491033633028" calcext:value-type="float">
            <text:p>0.0525491033633028</text:p>
          </table:table-cell>
          <table:table-cell table:formula="of:=(2*[.C7]*[.C8])/([.C7]+[.C8])" office:value-type="float" office:value="0.698420488576837" calcext:value-type="float">
            <text:p>0.69842048857683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9804.81" calcext:value-type="float">
            <text:p>169804.81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1287.8" calcext:value-type="float">
            <text:p>171287.8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76091.24" calcext:value-type="float">
            <text:p>176091.24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Průměr</text:p>
          </table:table-cell>
          <table:table-cell table:formula="of:=AVERAGE([.F2:.F11])" office:value-type="float" office:value="173008.958" calcext:value-type="float">
            <text:p>173008.958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Odchylka</text:p>
          </table:table-cell>
          <table:table-cell table:formula="of:=SQRT(VAR([.F2:.F11]))" office:value-type="float" office:value="2263.40404026914" calcext:value-type="float">
            <text:p>2263.40404026914</text:p>
          </table:table-cell>
        </table:table-row>
      </table:table>
      <table:table table:name="random forest" table:style-name="ta1">
        <table:table-column table:style-name="co9" table:default-cell-style-name="ce1"/>
        <table:table-column table:style-name="co3" table:number-columns-repeated="3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Výchozí</text:p>
          </table:table-cell>
          <table:table-cell/>
          <table:table-cell table:style-name="ce2"/>
          <table:table-cell table:number-columns-repeated="2"/>
          <table:table-cell table:style-name="ce1" office:value-type="string" calcext:value-type="string">
            <text:p>flows/s</text:p>
          </table:table-cell>
        </table:table-row>
        <table:table-row table:style-name="ro2">
          <table:table-cell/>
          <table:table-cell table:style-name="ce1" office:value-type="string" calcext:value-type="string">
            <text:p>Proxy detektor</text:p>
          </table:table-cell>
          <table:table-cell table:style-name="ce3" office:value-type="string" calcext:value-type="string">
            <text:p>Residential proxy detek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6692.88" calcext:value-type="float">
            <text:p>76692.88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28731" calcext:value-type="float">
            <text:p>128731</text:p>
          </table:table-cell>
          <table:table-cell office:value-type="float" office:value="61968" calcext:value-type="float">
            <text:p>619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5819.84" calcext:value-type="float">
            <text:p>75819.84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4509205" calcext:value-type="float">
            <text:p>4509205</text:p>
          </table:table-cell>
          <table:table-cell office:value-type="float" office:value="45187" calcext:value-type="float">
            <text:p>4518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5117.95" calcext:value-type="float">
            <text:p>75117.95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179807" calcext:value-type="float">
            <text:p>179807</text:p>
          </table:table-cell>
          <table:table-cell office:value-type="float" office:value="14947" calcext:value-type="float">
            <text:p>1494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5417.87" calcext:value-type="float">
            <text:p>75417.87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1278" calcext:value-type="float">
            <text:p>1278</text:p>
          </table:table-cell>
          <table:table-cell office:value-type="float" office:value="7908" calcext:value-type="float">
            <text:p>79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6027.45" calcext:value-type="float">
            <text:p>76027.45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3]+[.B4])/([.B3]+[.B4]+[.B5]+[.B6])" office:value-type="float" office:value="0.962422865557133" calcext:value-type="float">
            <text:p>0.962422865557133</text:p>
          </table:table-cell>
          <table:table-cell table:formula="of:=([.C3]+[.C4])/([.C3]+[.C4]+[.C5]+[.C6])" office:value-type="float" office:value="0.824205830320745" calcext:value-type="float">
            <text:p>0.8242058303207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5981.07" calcext:value-type="float">
            <text:p>75981.07</text:p>
          </table:table-cell>
        </table:table-row>
        <table:table-row table:style-name="ro1">
          <table:table-cell office:value-type="string" calcext:value-type="string">
            <text:p>Přesnost pozitivních výsledků</text:p>
          </table:table-cell>
          <table:table-cell table:formula="of:=[.B3]/([.B3]+[.B5])" office:value-type="float" office:value="0.417228996104208" calcext:value-type="float">
            <text:p>0.417228996104208</text:p>
          </table:table-cell>
          <table:table-cell table:formula="of:=[.C3]/([.C3]+[.C5])" office:value-type="float" office:value="0.805668595202496" calcext:value-type="float">
            <text:p>0.80566859520249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5173.08" calcext:value-type="float">
            <text:p>75173.08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formula="of:=[.B3]/([.B3]+[.B6])" office:value-type="float" office:value="0.990169911313832" calcext:value-type="float">
            <text:p>0.990169911313832</text:p>
          </table:table-cell>
          <table:table-cell table:formula="of:=[.C3]/([.C3]+[.C6])" office:value-type="float" office:value="0.886828095483428" calcext:value-type="float">
            <text:p>0.88682809548342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6090.21" calcext:value-type="float">
            <text:p>76090.21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formula="of:=(2*[.B8]*[.B9])/([.B8]+[.B9])" office:value-type="float" office:value="0.587079606062748" calcext:value-type="float">
            <text:p>0.587079606062748</text:p>
          </table:table-cell>
          <table:table-cell table:formula="of:=(2*[.C8]*[.C9])/([.C8]+[.C9])" office:value-type="float" office:value="0.844302443610303" calcext:value-type="float">
            <text:p>0.84430244361030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6174.46" calcext:value-type="float">
            <text:p>76174.46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75044.56" calcext:value-type="float">
            <text:p>75044.5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ůměr</text:p>
          </table:table-cell>
          <table:table-cell table:formula="of:=AVERAGE([.F2:.F11])" office:value-type="float" office:value="75753.937" calcext:value-type="float">
            <text:p>75753.93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dchylka</text:p>
          </table:table-cell>
          <table:table-cell table:formula="of:=SQRT(VAR([.F2:.F11]))" office:value-type="float" office:value="543.681496099614" calcext:value-type="float">
            <text:p>543.681496099614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NumTrees: 50</text:p>
          </table:table-cell>
          <table:table-cell table:number-columns-repeated="4"/>
          <table:table-cell table:style-name="ce1" office:value-type="string" calcext:value-type="string">
            <text:p>flows/s</text:p>
          </table:table-cell>
        </table:table-row>
        <table:table-row table:style-name="ro2">
          <table:table-cell/>
          <table:table-cell table:style-name="ce1" office:value-type="string" calcext:value-type="string">
            <text:p>Proxy detektor</text:p>
          </table:table-cell>
          <table:table-cell table:style-name="ce3" office:value-type="string" calcext:value-type="string">
            <text:p>Residential proxy detek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817.95" calcext:value-type="float">
            <text:p>11817.95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28787" calcext:value-type="float">
            <text:p>128787</text:p>
          </table:table-cell>
          <table:table-cell office:value-type="float" office:value="62278" calcext:value-type="float">
            <text:p>622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057.81" calcext:value-type="float">
            <text:p>12057.81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4497024" calcext:value-type="float">
            <text:p>4497024</text:p>
          </table:table-cell>
          <table:table-cell office:value-type="float" office:value="45394" calcext:value-type="float">
            <text:p>453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079.78" calcext:value-type="float">
            <text:p>13079.78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191988" calcext:value-type="float">
            <text:p>191988</text:p>
          </table:table-cell>
          <table:table-cell office:value-type="float" office:value="14740" calcext:value-type="float">
            <text:p>147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965.62" calcext:value-type="float">
            <text:p>11965.62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1222" calcext:value-type="float">
            <text:p>1222</text:p>
          </table:table-cell>
          <table:table-cell office:value-type="float" office:value="7598" calcext:value-type="float">
            <text:p>759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658.82" calcext:value-type="float">
            <text:p>11658.82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18]+[.B19])/([.B18]+[.B19]+[.B20]+[.B21])" office:value-type="float" office:value="0.959906794346819" calcext:value-type="float">
            <text:p>0.959906794346819</text:p>
          </table:table-cell>
          <table:table-cell table:formula="of:=([.C33]+[.C19])/([.C33]+[.C19]+[.C36]+[.C36])" office:value-type="float" office:value="0.884297250465884" calcext:value-type="float">
            <text:p>0.88429725046588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968.1" calcext:value-type="float">
            <text:p>11968.1</text:p>
          </table:table-cell>
        </table:table-row>
        <table:table-row table:style-name="ro1">
          <table:table-cell office:value-type="string" calcext:value-type="string">
            <text:p>Přesnost pozitivních výsledků</text:p>
          </table:table-cell>
          <table:table-cell table:formula="of:=[.B18]/([.B18]+[.B20])" office:value-type="float" office:value="0.401487023614683" calcext:value-type="float">
            <text:p>0.401487023614683</text:p>
          </table:table-cell>
          <table:table-cell table:formula="of:=[.C33]/([.C33]+[.C36])" office:value-type="float" office:value="0.898706279695461" calcext:value-type="float">
            <text:p>0.89870627969546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737.05" calcext:value-type="float">
            <text:p>11737.05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formula="of:=[.B18]/([.B18]+[.B21])" office:value-type="float" office:value="0.990600650724181" calcext:value-type="float">
            <text:p>0.990600650724181</text:p>
          </table:table-cell>
          <table:table-cell table:formula="of:=[.C33]/([.C33]+[.C36])" office:value-type="float" office:value="0.898706279695461" calcext:value-type="float">
            <text:p>0.8987062796954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737.05" calcext:value-type="float">
            <text:p>11737.05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formula="of:=(2*[.B23]*[.B24])/([.B23]+[.B24])" office:value-type="float" office:value="0.571391176261802" calcext:value-type="float">
            <text:p>0.571391176261802</text:p>
          </table:table-cell>
          <table:table-cell table:formula="of:=(2*[.C23]*[.C24])/([.C23]+[.C24])" office:value-type="float" office:value="0.898706279695461" calcext:value-type="float">
            <text:p>0.89870627969546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721.38" calcext:value-type="float">
            <text:p>13721.38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3673.71" calcext:value-type="float">
            <text:p>13673.7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ůměr</text:p>
          </table:table-cell>
          <table:table-cell table:formula="of:=AVERAGE([.F17:.F26])" office:value-type="float" office:value="12341.727" calcext:value-type="float">
            <text:p>12341.72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dchylka</text:p>
          </table:table-cell>
          <table:table-cell table:formula="of:=SQRT(VAR([.F17:.F26]))" office:value-type="float" office:value="820.29660502975" calcext:value-type="float">
            <text:p>820.29660502975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NumTrees: 100</text:p>
          </table:table-cell>
          <table:table-cell table:number-columns-repeated="4"/>
          <table:table-cell table:style-name="ce1" office:value-type="string" calcext:value-type="string">
            <text:p>flows/s</text:p>
          </table:table-cell>
        </table:table-row>
        <table:table-row table:style-name="ro2">
          <table:table-cell/>
          <table:table-cell table:style-name="ce1" office:value-type="string" calcext:value-type="string">
            <text:p>Proxy detektor</text:p>
          </table:table-cell>
          <table:table-cell table:style-name="ce3" office:value-type="string" calcext:value-type="string">
            <text:p>Residential proxy detek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665.89" calcext:value-type="float">
            <text:p>13665.89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28766" calcext:value-type="float">
            <text:p>128766</text:p>
          </table:table-cell>
          <table:table-cell office:value-type="float" office:value="62798" calcext:value-type="float">
            <text:p>627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859.65" calcext:value-type="float">
            <text:p>13859.65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4509975" calcext:value-type="float">
            <text:p>4509975</text:p>
          </table:table-cell>
          <table:table-cell office:value-type="float" office:value="45399" calcext:value-type="float">
            <text:p>453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201.19" calcext:value-type="float">
            <text:p>12201.19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179037" calcext:value-type="float">
            <text:p>179037</text:p>
          </table:table-cell>
          <table:table-cell office:value-type="float" office:value="14735" calcext:value-type="float">
            <text:p>1473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812.75" calcext:value-type="float">
            <text:p>13812.75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1233" calcext:value-type="float">
            <text:p>1233</text:p>
          </table:table-cell>
          <table:table-cell office:value-type="float" office:value="7078" calcext:value-type="float">
            <text:p>707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535.57" calcext:value-type="float">
            <text:p>13535.57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33]+[.B34])/([.B33]+[.B34]+[.B35]+[.B36])" office:value-type="float" office:value="0.962591909418758" calcext:value-type="float">
            <text:p>0.962591909418758</text:p>
          </table:table-cell>
          <table:table-cell table:formula="of:=([.C33]+[.C34])/([.C33]+[.C34]+[.C35]+[.C36])" office:value-type="float" office:value="0.832220598415507" calcext:value-type="float">
            <text:p>0.83222059841550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880.67" calcext:value-type="float">
            <text:p>11880.67</text:p>
          </table:table-cell>
        </table:table-row>
        <table:table-row table:style-name="ro1">
          <table:table-cell office:value-type="string" calcext:value-type="string">
            <text:p>Přesnost pozitivních výsledků</text:p>
          </table:table-cell>
          <table:table-cell table:formula="of:=[.B33]/([.B33]+[.B35])" office:value-type="float" office:value="0.418339002543835" calcext:value-type="float">
            <text:p>0.418339002543835</text:p>
          </table:table-cell>
          <table:table-cell table:formula="of:=[.C33]/([.C33]+[.C35])" office:value-type="float" office:value="0.809951891452672" calcext:value-type="float">
            <text:p>0.80995189145267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277.73" calcext:value-type="float">
            <text:p>12277.73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formula="of:=[.B33]/([.B33]+[.B36])" office:value-type="float" office:value="0.990515311656244" calcext:value-type="float">
            <text:p>0.990515311656244</text:p>
          </table:table-cell>
          <table:table-cell table:formula="of:=[.C33]/([.C33]+[.C36])" office:value-type="float" office:value="0.898706279695461" calcext:value-type="float">
            <text:p>0.8987062796954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523.08" calcext:value-type="float">
            <text:p>11523.08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formula="of:=(2*[.B38]*[.B39])/([.B38]+[.B39])" office:value-type="float" office:value="0.588238518782463" calcext:value-type="float">
            <text:p>0.588238518782463</text:p>
          </table:table-cell>
          <table:table-cell table:formula="of:=(2*[.C38]*[.C39])/([.C38]+[.C39])" office:value-type="float" office:value="0.85202396054515" calcext:value-type="float">
            <text:p>0.852023960545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615.22" calcext:value-type="float">
            <text:p>13615.22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091.96" calcext:value-type="float">
            <text:p>13091.96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Průměr</text:p>
          </table:table-cell>
          <table:table-cell table:formula="of:=AVERAGE([.F32:.F41])" office:value-type="float" office:value="12946.371" calcext:value-type="float">
            <text:p>12946.371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Odchylka</text:p>
          </table:table-cell>
          <table:table-cell table:formula="of:=SQRT(VAR([.F32:.F41]))" office:value-type="float" office:value="887.0651172321" calcext:value-type="float">
            <text:p>887.06511723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 style:data-style-name="N2" text:time-value="17:59:21.6664869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4:08:04.769468698</meta:creation-date>
    <dc:date>2025-04-16T20:01:27.572835536</dc:date>
    <meta:editing-duration>P2DT18H30S</meta:editing-duration>
    <meta:editing-cycles>33</meta:editing-cycles>
    <meta:generator>LibreOffice/24.2.7.2$Linux_X86_64 LibreOffice_project/420$Build-2</meta:generator>
    <meta:document-statistic meta:table-count="8" meta:cell-count="1142" meta:object-count="0"/>
  </office:meta>
</office:document-meta>
</file>